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81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0.7634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2.2756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754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79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FT_dump_221220_ZoneAdjus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ll_name <text:s text:c="16"/></text:p>
          </table:table-cell>
          <table:table-cell office:value-type="string" calcext:value-type="string">
            <text:p>datatype <text:s text:c="12"/></text:p>
          </table:table-cell>
          <table:table-cell table:style-name="Default" office:value-type="string" calcext:value-type="string">
            <text:p>date <text:s text:c="8"/></text:p>
          </table:table-cell>
          <table:table-cell office:value-type="string" calcext:value-type="string">
            <text:p>md <text:s text:c="10"/></text:p>
          </table:table-cell>
          <table:table-cell office:value-type="string" calcext:value-type="string">
            <text:p>tvd <text:s text:c="9"/>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<text:s/>value <text:s text:c="8"/></text:p>
          </table:table-cell>
          <table:table-cell office:value-type="string" calcext:value-type="string">
            <text:p><text:s/>cpi quality <text:s text:c="2"/></text:p>
          </table:table-cell>
          <table:table-cell office:value-type="string" calcext:value-type="string">
            <text:p><text:s/>dunno <text:s text:c="8"/></text:p>
          </table:table-cell>
          <table:table-cell office:value-type="string" calcext:value-type="string">
            <text:p><text:s/>dunno 2</text:p>
          </table:table-cell>
          <table:table-cell office:value-type="string" calcext:value-type="string">
            <text:p>x <text:s text:c="13"/></text:p>
          </table:table-cell>
          <table:table-cell office:value-type="string" calcext:value-type="string">
            <text:p>y <text:s text:c="13"/>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3.5" calcext:value-type="float">
            <text:p>2563.5</text:p>
          </table:table-cell>
          <table:table-cell office:value-type="float" office:value="2455.068" calcext:value-type="float">
            <text:p>2455.068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71.82" calcext:value-type="float">
            <text:p>371.8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1.82" calcext:value-type="float">
            <text:p>371.82</text:p>
          </table:table-cell>
          <table:table-cell office:value-type="float" office:value="462097.92" calcext:value-type="float">
            <text:p>462097.92</text:p>
          </table:table-cell>
          <table:table-cell office:value-type="float" office:value="6824565.56" calcext:value-type="float">
            <text:p>6824565.56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65.6" calcext:value-type="float">
            <text:p>2565.6</text:p>
          </table:table-cell>
          <table:table-cell office:value-type="float" office:value="2456.942" calcext:value-type="float">
            <text:p>2456.942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71.9" calcext:value-type="float">
            <text:p>371.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1.9" calcext:value-type="float">
            <text:p>371.9</text:p>
          </table:table-cell>
          <table:table-cell office:value-type="float" office:value="462096.98" calcext:value-type="float">
            <text:p>462096.98</text:p>
          </table:table-cell>
          <table:table-cell office:value-type="float" office:value="6824565.43" calcext:value-type="float">
            <text:p>6824565.43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2.6" calcext:value-type="float">
            <text:p>2572.6</text:p>
          </table:table-cell>
          <table:table-cell office:value-type="float" office:value="2463.187" calcext:value-type="float">
            <text:p>2463.187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73.23" calcext:value-type="float">
            <text:p>373.2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3.23" calcext:value-type="float">
            <text:p>373.23</text:p>
          </table:table-cell>
          <table:table-cell office:value-type="float" office:value="462093.85" calcext:value-type="float">
            <text:p>462093.85</text:p>
          </table:table-cell>
          <table:table-cell office:value-type="float" office:value="6824565" calcext:value-type="float">
            <text:p>6824565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75" calcext:value-type="float">
            <text:p>2575</text:p>
          </table:table-cell>
          <table:table-cell office:value-type="float" office:value="2465.328" calcext:value-type="float">
            <text:p>2465.328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73.35" calcext:value-type="float">
            <text:p>373.35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3.35" calcext:value-type="float">
            <text:p>373.35</text:p>
          </table:table-cell>
          <table:table-cell office:value-type="float" office:value="462092.78" calcext:value-type="float">
            <text:p>462092.78</text:p>
          </table:table-cell>
          <table:table-cell office:value-type="float" office:value="6824564.85" calcext:value-type="float">
            <text:p>6824564.85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0.8" calcext:value-type="float">
            <text:p>2580.8</text:p>
          </table:table-cell>
          <table:table-cell office:value-type="float" office:value="2470.495" calcext:value-type="float">
            <text:p>2470.495</text:p>
          </table:table-cell>
          <table:table-cell office:value-type="string" calcext:value-type="string">
            <text:p>AFLL <text:s text:c="27"/></text:p>
          </table:table-cell>
          <table:table-cell office:value-type="float" office:value="373.7" calcext:value-type="float">
            <text:p>373.7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3.7" calcext:value-type="float">
            <text:p>373.7</text:p>
          </table:table-cell>
          <table:table-cell office:value-type="float" office:value="462090.17" calcext:value-type="float">
            <text:p>462090.17</text:p>
          </table:table-cell>
          <table:table-cell office:value-type="float" office:value="6824564.48" calcext:value-type="float">
            <text:p>6824564.4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85" calcext:value-type="float">
            <text:p>2585</text:p>
          </table:table-cell>
          <table:table-cell office:value-type="float" office:value="2474.235" calcext:value-type="float">
            <text:p>2474.235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62088.28" calcext:value-type="float">
            <text:p>462088.28</text:p>
          </table:table-cell>
          <table:table-cell office:value-type="float" office:value="6824564.21" calcext:value-type="float">
            <text:p>6824564.21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0" calcext:value-type="float">
            <text:p>2590</text:p>
          </table:table-cell>
          <table:table-cell office:value-type="float" office:value="2478.688" calcext:value-type="float">
            <text:p>2478.688</text:p>
          </table:table-cell>
          <table:table-cell office:value-type="string" calcext:value-type="string">
            <text:p>AFLL <text:s text:c="27"/></text:p>
          </table:table-cell>
          <table:table-cell office:value-type="float" office:value="374.2" calcext:value-type="float">
            <text:p>374.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4.2" calcext:value-type="float">
            <text:p>374.2</text:p>
          </table:table-cell>
          <table:table-cell office:value-type="float" office:value="462086.02" calcext:value-type="float">
            <text:p>462086.02</text:p>
          </table:table-cell>
          <table:table-cell office:value-type="float" office:value="6824563.9" calcext:value-type="float">
            <text:p>6824563.9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" calcext:value-type="float">
            <text:p>2594.7</text:p>
          </table:table-cell>
          <table:table-cell office:value-type="float" office:value="2482.873" calcext:value-type="float">
            <text:p>2482.873</text:p>
          </table:table-cell>
          <table:table-cell office:value-type="string" calcext:value-type="string">
            <text:p>AFLL <text:s text:c="27"/></text:p>
          </table:table-cell>
          <table:table-cell office:value-type="float" office:value="374.5" calcext:value-type="float">
            <text:p>374.5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4.5" calcext:value-type="float">
            <text:p>374.5</text:p>
          </table:table-cell>
          <table:table-cell office:value-type="float" office:value="462083.91" calcext:value-type="float">
            <text:p>462083.91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1" calcext:value-type="float">
            <text:p>2594.71</text:p>
          </table:table-cell>
          <table:table-cell office:value-type="float" office:value="2482.882" calcext:value-type="float">
            <text:p>2482.882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4.42" calcext:value-type="float">
            <text:p>374.42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6" calcext:value-type="float">
            <text:p>6824563.6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2" calcext:value-type="float">
            <text:p>2594.72</text:p>
          </table:table-cell>
          <table:table-cell office:value-type="float" office:value="2482.891" calcext:value-type="float">
            <text:p>2482.891</text:p>
          </table:table-cell>
          <table:table-cell office:value-type="string" calcext:value-type="string">
            <text:p>AFLL <text:s text:c="27"/></text:p>
          </table:table-cell>
          <table:table-cell office:value-type="float" office:value="374.48" calcext:value-type="float">
            <text:p>374.48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4.48" calcext:value-type="float">
            <text:p>374.48</text:p>
          </table:table-cell>
          <table:table-cell office:value-type="float" office:value="462083.9" calcext:value-type="float">
            <text:p>462083.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594.73" calcext:value-type="float">
            <text:p>2594.73</text:p>
          </table:table-cell>
          <table:table-cell office:value-type="float" office:value="2482.899" calcext:value-type="float">
            <text:p>2482.899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-1" calcext:value-type="float">
            <text:p>-1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4.51" calcext:value-type="float">
            <text:p>374.51</text:p>
          </table:table-cell>
          <table:table-cell office:value-type="float" office:value="462083.89" calcext:value-type="float">
            <text:p>462083.89</text:p>
          </table:table-cell>
          <table:table-cell office:value-type="float" office:value="6824563.59" calcext:value-type="float">
            <text:p>6824563.59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3" calcext:value-type="float">
            <text:p>2668.3</text:p>
          </table:table-cell>
          <table:table-cell office:value-type="float" office:value="2548.275" calcext:value-type="float">
            <text:p>2548.275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2.42" calcext:value-type="float">
            <text:p>382.4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2.42" calcext:value-type="float">
            <text:p>382.42</text:p>
          </table:table-cell>
          <table:table-cell office:value-type="float" office:value="462050.47" calcext:value-type="float">
            <text:p>462050.47</text:p>
          </table:table-cell>
          <table:table-cell office:value-type="float" office:value="6824558.94" calcext:value-type="float">
            <text:p>6824558.94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68.5" calcext:value-type="float">
            <text:p>2668.5</text:p>
          </table:table-cell>
          <table:table-cell office:value-type="float" office:value="2548.451" calcext:value-type="float">
            <text:p>2548.451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62050.38" calcext:value-type="float">
            <text:p>462050.38</text:p>
          </table:table-cell>
          <table:table-cell office:value-type="float" office:value="6824558.93" calcext:value-type="float">
            <text:p>6824558.93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" calcext:value-type="float">
            <text:p>2671</text:p>
          </table:table-cell>
          <table:table-cell office:value-type="float" office:value="2550.66" calcext:value-type="float">
            <text:p>2550.66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2.65" calcext:value-type="float">
            <text:p>382.6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2.65" calcext:value-type="float">
            <text:p>382.65</text:p>
          </table:table-cell>
          <table:table-cell office:value-type="float" office:value="462049.22" calcext:value-type="float">
            <text:p>462049.22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1.1" calcext:value-type="float">
            <text:p>2671.1</text:p>
          </table:table-cell>
          <table:table-cell office:value-type="float" office:value="2550.749" calcext:value-type="float">
            <text:p>2550.749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2.67" calcext:value-type="float">
            <text:p>382.6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2.67" calcext:value-type="float">
            <text:p>382.67</text:p>
          </table:table-cell>
          <table:table-cell office:value-type="float" office:value="462049.17" calcext:value-type="float">
            <text:p>462049.17</text:p>
          </table:table-cell>
          <table:table-cell office:value-type="float" office:value="6824558.78" calcext:value-type="float">
            <text:p>6824558.7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74.5" calcext:value-type="float">
            <text:p>2674.5</text:p>
          </table:table-cell>
          <table:table-cell office:value-type="float" office:value="2553.753" calcext:value-type="float">
            <text:p>2553.753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3.04" calcext:value-type="float">
            <text:p>383.04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3.04" calcext:value-type="float">
            <text:p>383.04</text:p>
          </table:table-cell>
          <table:table-cell office:value-type="float" office:value="462047.59" calcext:value-type="float">
            <text:p>462047.59</text:p>
          </table:table-cell>
          <table:table-cell office:value-type="float" office:value="6824558.57" calcext:value-type="float">
            <text:p>6824558.57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87.6" calcext:value-type="float">
            <text:p>2687.6</text:p>
          </table:table-cell>
          <table:table-cell office:value-type="float" office:value="2565.327" calcext:value-type="float">
            <text:p>2565.327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4.09" calcext:value-type="float">
            <text:p>384.0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4.09" calcext:value-type="float">
            <text:p>384.09</text:p>
          </table:table-cell>
          <table:table-cell office:value-type="float" office:value="462041.51" calcext:value-type="float">
            <text:p>462041.51</text:p>
          </table:table-cell>
          <table:table-cell office:value-type="float" office:value="6824557.8" calcext:value-type="float">
            <text:p>6824557.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6.8" calcext:value-type="float">
            <text:p>2696.8</text:p>
          </table:table-cell>
          <table:table-cell office:value-type="float" office:value="2573.452" calcext:value-type="float">
            <text:p>2573.452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5.08" calcext:value-type="float">
            <text:p>385.08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5.08" calcext:value-type="float">
            <text:p>385.08</text:p>
          </table:table-cell>
          <table:table-cell office:value-type="float" office:value="462037.22" calcext:value-type="float">
            <text:p>462037.22</text:p>
          </table:table-cell>
          <table:table-cell office:value-type="float" office:value="6824557.26" calcext:value-type="float">
            <text:p>6824557.26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" calcext:value-type="float">
            <text:p>2699.7</text:p>
          </table:table-cell>
          <table:table-cell office:value-type="float" office:value="2576.002" calcext:value-type="float">
            <text:p>2576.002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5.14" calcext:value-type="float">
            <text:p>385.14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5.14" calcext:value-type="float">
            <text:p>385.14</text:p>
          </table:table-cell>
          <table:table-cell office:value-type="float" office:value="462035.86" calcext:value-type="float">
            <text:p>462035.86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699.71" calcext:value-type="float">
            <text:p>2699.71</text:p>
          </table:table-cell>
          <table:table-cell office:value-type="float" office:value="2576.011" calcext:value-type="float">
            <text:p>2576.011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5.09" calcext:value-type="float">
            <text:p>385.0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5.09" calcext:value-type="float">
            <text:p>385.09</text:p>
          </table:table-cell>
          <table:table-cell office:value-type="float" office:value="462035.85" calcext:value-type="float">
            <text:p>462035.85</text:p>
          </table:table-cell>
          <table:table-cell office:value-type="float" office:value="6824557.08" calcext:value-type="float">
            <text:p>6824557.0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15.3" calcext:value-type="float">
            <text:p>2715.3</text:p>
          </table:table-cell>
          <table:table-cell office:value-type="float" office:value="2589.72" calcext:value-type="float">
            <text:p>2589.72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6.71" calcext:value-type="float">
            <text:p>386.71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6.71" calcext:value-type="float">
            <text:p>386.71</text:p>
          </table:table-cell>
          <table:table-cell office:value-type="float" office:value="462028.49" calcext:value-type="float">
            <text:p>462028.49</text:p>
          </table:table-cell>
          <table:table-cell office:value-type="float" office:value="6824556.11" calcext:value-type="float">
            <text:p>6824556.11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2.5" calcext:value-type="float">
            <text:p>2722.5</text:p>
          </table:table-cell>
          <table:table-cell office:value-type="float" office:value="2596.052" calcext:value-type="float">
            <text:p>2596.052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7.4" calcext:value-type="float">
            <text:p>387.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7.4" calcext:value-type="float">
            <text:p>387.4</text:p>
          </table:table-cell>
          <table:table-cell office:value-type="float" office:value="462025.09" calcext:value-type="float">
            <text:p>462025.09</text:p>
          </table:table-cell>
          <table:table-cell office:value-type="float" office:value="6824555.67" calcext:value-type="float">
            <text:p>6824555.67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26" calcext:value-type="float">
            <text:p>2726</text:p>
          </table:table-cell>
          <table:table-cell office:value-type="float" office:value="2599.129" calcext:value-type="float">
            <text:p>2599.129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62023.44" calcext:value-type="float">
            <text:p>462023.44</text:p>
          </table:table-cell>
          <table:table-cell office:value-type="float" office:value="6824555.45" calcext:value-type="float">
            <text:p>6824555.45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3.5" calcext:value-type="float">
            <text:p>2733.5</text:p>
          </table:table-cell>
          <table:table-cell office:value-type="float" office:value="2605.725" calcext:value-type="float">
            <text:p>2605.725</text:p>
          </table:table-cell>
          <table:table-cell office:value-type="string" calcext:value-type="string">
            <text:p>AFLL <text:s text:c="27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422.38" calcext:value-type="float">
            <text:p>422.38</text:p>
          </table:table-cell>
          <table:table-cell office:value-type="float" office:value="462019.9" calcext:value-type="float">
            <text:p>462019.9</text:p>
          </table:table-cell>
          <table:table-cell office:value-type="float" office:value="6824554.98" calcext:value-type="float">
            <text:p>6824554.98</text:p>
          </table:table-cell>
          <table:table-cell/>
        </table:table-row>
        <table:table-row table:style-name="ro1">
          <table:table-cell office:value-type="string" calcext:value-type="string">
            <text:p>NO 42/4-8 A <text:s text:c="13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0-02-07 <text:s text:c="2"/></text:p>
          </table:table-cell>
          <table:table-cell office:value-type="float" office:value="2736.6" calcext:value-type="float">
            <text:p>2736.6</text:p>
          </table:table-cell>
          <table:table-cell office:value-type="float" office:value="2608.451" calcext:value-type="float">
            <text:p>2608.451</text:p>
          </table:table-cell>
          <table:table-cell office:value-type="string" calcext:value-type="string">
            <text:p>AFLL <text:s text:c="27"/></text:p>
          </table:table-cell>
          <table:table-cell office:value-type="float" office:value="388.79" calcext:value-type="float">
            <text:p>388.7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8.79" calcext:value-type="float">
            <text:p>388.79</text:p>
          </table:table-cell>
          <table:table-cell office:value-type="float" office:value="462018.44" calcext:value-type="float">
            <text:p>462018.44</text:p>
          </table:table-cell>
          <table:table-cell office:value-type="float" office:value="6824554.79" calcext:value-type="float">
            <text:p>6824554.79</text:p>
          </table:table-cell>
          <table:table-cell/>
        </table:table-row>
        <table:table-row table:style-name="ro1">
          <table:table-cell office:value-type="string" calcext:value-type="string">
            <text:p>NO 42/4-7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64.55" calcext:value-type="float">
            <text:p>2564.55</text:p>
          </table:table-cell>
          <table:table-cell office:value-type="float" office:value="2539.028" calcext:value-type="float">
            <text:p>2539.028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387.2" calcext:value-type="float">
            <text:p>387.2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7.2" calcext:value-type="float">
            <text:p>387.2</text:p>
          </table:table-cell>
          <table:table-cell office:value-type="float" office:value="455916.65" calcext:value-type="float">
            <text:p>455916.65</text:p>
          </table:table-cell>
          <table:table-cell office:value-type="float" office:value="6820280.02" calcext:value-type="float">
            <text:p>6820280.02</text:p>
          </table:table-cell>
          <table:table-cell/>
        </table:table-row>
        <table:table-row table:style-name="ro1">
          <table:table-cell office:value-type="string" calcext:value-type="string">
            <text:p>NO 42/4-7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3.04" calcext:value-type="float">
            <text:p>2583.04</text:p>
          </table:table-cell>
          <table:table-cell office:value-type="float" office:value="2557.514" calcext:value-type="float">
            <text:p>2557.514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88.7" calcext:value-type="float">
            <text:p>388.7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388.7" calcext:value-type="float">
            <text:p>388.7</text:p>
          </table:table-cell>
          <table:table-cell office:value-type="float" office:value="455916.97" calcext:value-type="float">
            <text:p>455916.97</text:p>
          </table:table-cell>
          <table:table-cell office:value-type="float" office:value="6820279.83" calcext:value-type="float">
            <text:p>6820279.83</text:p>
          </table:table-cell>
          <table:table-cell/>
        </table:table-row>
        <table:table-row table:style-name="ro1">
          <table:table-cell office:value-type="string" calcext:value-type="string">
            <text:p>NO 42/4-7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2586.03" calcext:value-type="float">
            <text:p>2586.03</text:p>
          </table:table-cell>
          <table:table-cell office:value-type="float" office:value="2560.504" calcext:value-type="float">
            <text:p>2560.504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88.9" calcext:value-type="float">
            <text:p>388.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8.9" calcext:value-type="float">
            <text:p>388.9</text:p>
          </table:table-cell>
          <table:table-cell office:value-type="float" office:value="455917.03" calcext:value-type="float">
            <text:p>455917.03</text:p>
          </table:table-cell>
          <table:table-cell office:value-type="float" office:value="6820279.8" calcext:value-type="float">
            <text:p>6820279.8</text:p>
          </table:table-cell>
          <table:table-cell/>
        </table:table-row>
        <table:table-row table:style-name="ro1">
          <table:table-cell office:value-type="string" calcext:value-type="string">
            <text:p>NO 42/4-7 S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7-02-02 <text:s text:c="2"/></text:p>
          </table:table-cell>
          <table:table-cell office:value-type="float" office:value="3055.54" calcext:value-type="float">
            <text:p>3055.54</text:p>
          </table:table-cell>
          <table:table-cell office:value-type="float" office:value="3022.294" calcext:value-type="float">
            <text:p>3022.294</text:p>
          </table:table-cell>
          <table:table-cell office:value-type="string" calcext:value-type="string">
            <text:p>AF3 <text:s text:c="30"/></text:p>
          </table:table-cell>
          <table:table-cell office:value-type="float" office:value="434.4" calcext:value-type="float">
            <text:p>434.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434.4" calcext:value-type="float">
            <text:p>434.4</text:p>
          </table:table-cell>
          <table:table-cell office:value-type="float" office:value="455857.23" calcext:value-type="float">
            <text:p>455857.23</text:p>
          </table:table-cell>
          <table:table-cell office:value-type="float" office:value="6820285.88" calcext:value-type="float">
            <text:p>6820285.88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054" calcext:value-type="float">
            <text:p>4054</text:p>
          </table:table-cell>
          <table:table-cell office:value-type="float" office:value="2471.737" calcext:value-type="float">
            <text:p>2471.737</text:p>
          </table:table-cell>
          <table:table-cell office:value-type="string" calcext:value-type="string">
            <text:p>AF3 <text:s text:c="30"/></text:p>
          </table:table-cell>
          <table:table-cell office:value-type="float" office:value="303.6" calcext:value-type="float">
            <text:p>303.6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3.6" calcext:value-type="float">
            <text:p>303.6</text:p>
          </table:table-cell>
          <table:table-cell office:value-type="float" office:value="460392.28" calcext:value-type="float">
            <text:p>460392.28</text:p>
          </table:table-cell>
          <table:table-cell office:value-type="float" office:value="6820546.75" calcext:value-type="float">
            <text:p>6820546.75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105" calcext:value-type="float">
            <text:p>4105</text:p>
          </table:table-cell>
          <table:table-cell office:value-type="float" office:value="2480.937" calcext:value-type="float">
            <text:p>2480.937</text:p>
          </table:table-cell>
          <table:table-cell office:value-type="string" calcext:value-type="string">
            <text:p>AF3 <text:s text:c="30"/>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3" calcext:value-type="float">
            <text:p>303</text:p>
          </table:table-cell>
          <table:table-cell office:value-type="float" office:value="460431.99" calcext:value-type="float">
            <text:p>460431.99</text:p>
          </table:table-cell>
          <table:table-cell office:value-type="float" office:value="6820516.11" calcext:value-type="float">
            <text:p>6820516.11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390" calcext:value-type="float">
            <text:p>4390</text:p>
          </table:table-cell>
          <table:table-cell office:value-type="float" office:value="2480.529" calcext:value-type="float">
            <text:p>2480.529</text:p>
          </table:table-cell>
          <table:table-cell office:value-type="string" calcext:value-type="string">
            <text:p>AF3 <text:s text:c="30"/></text:p>
          </table:table-cell>
          <table:table-cell office:value-type="float" office:value="308.5" calcext:value-type="float">
            <text:p>308.5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8.5" calcext:value-type="float">
            <text:p>308.5</text:p>
          </table:table-cell>
          <table:table-cell office:value-type="float" office:value="460647.96" calcext:value-type="float">
            <text:p>460647.96</text:p>
          </table:table-cell>
          <table:table-cell office:value-type="float" office:value="6820331.52" calcext:value-type="float">
            <text:p>6820331.52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520" calcext:value-type="float">
            <text:p>4520</text:p>
          </table:table-cell>
          <table:table-cell office:value-type="float" office:value="2473.522" calcext:value-type="float">
            <text:p>2473.522</text:p>
          </table:table-cell>
          <table:table-cell office:value-type="string" calcext:value-type="string">
            <text:p>AF3 <text:s text:c="30"/></text:p>
          </table:table-cell>
          <table:table-cell office:value-type="float" office:value="314.9" calcext:value-type="float">
            <text:p>314.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4.9" calcext:value-type="float">
            <text:p>314.9</text:p>
          </table:table-cell>
          <table:table-cell office:value-type="float" office:value="460746.45" calcext:value-type="float">
            <text:p>460746.45</text:p>
          </table:table-cell>
          <table:table-cell office:value-type="float" office:value="6820246.99" calcext:value-type="float">
            <text:p>6820246.99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643" calcext:value-type="float">
            <text:p>4643</text:p>
          </table:table-cell>
          <table:table-cell office:value-type="float" office:value="2466.076" calcext:value-type="float">
            <text:p>2466.076</text:p>
          </table:table-cell>
          <table:table-cell office:value-type="string" calcext:value-type="string">
            <text:p>AF3 <text:s text:c="30"/></text:p>
          </table:table-cell>
          <table:table-cell office:value-type="float" office:value="315.1" calcext:value-type="float">
            <text:p>315.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5.1" calcext:value-type="float">
            <text:p>315.1</text:p>
          </table:table-cell>
          <table:table-cell office:value-type="float" office:value="460841.88" calcext:value-type="float">
            <text:p>460841.88</text:p>
          </table:table-cell>
          <table:table-cell office:value-type="float" office:value="6820169.76" calcext:value-type="float">
            <text:p>6820169.76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779" calcext:value-type="float">
            <text:p>4779</text:p>
          </table:table-cell>
          <table:table-cell office:value-type="float" office:value="2457.56" calcext:value-type="float">
            <text:p>2457.56</text:p>
          </table:table-cell>
          <table:table-cell office:value-type="string" calcext:value-type="string">
            <text:p>AF2 <text:s text:c="30"/></text:p>
          </table:table-cell>
          <table:table-cell office:value-type="float" office:value="313.9" calcext:value-type="float">
            <text:p>313.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.9" calcext:value-type="float">
            <text:p>313.9</text:p>
          </table:table-cell>
          <table:table-cell office:value-type="float" office:value="460944.36" calcext:value-type="float">
            <text:p>460944.36</text:p>
          </table:table-cell>
          <table:table-cell office:value-type="float" office:value="6820080.77" calcext:value-type="float">
            <text:p>6820080.77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449.38" calcext:value-type="float">
            <text:p>2449.38</text:p>
          </table:table-cell>
          <table:table-cell office:value-type="string" calcext:value-type="string">
            <text:p>AF1 <text:s text:c="30"/>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4" calcext:value-type="float">
            <text:p>314</text:p>
          </table:table-cell>
          <table:table-cell office:value-type="float" office:value="461043.25" calcext:value-type="float">
            <text:p>461043.25</text:p>
          </table:table-cell>
          <table:table-cell office:value-type="float" office:value="6819995.24" calcext:value-type="float">
            <text:p>6819995.24</text:p>
          </table:table-cell>
          <table:table-cell/>
        </table:table-row>
        <table:table-row table:style-name="ro1">
          <table:table-cell office:value-type="string" calcext:value-type="string">
            <text:p>NO 42/4-B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11-17 <text:s text:c="2"/></text:p>
          </table:table-cell>
          <table:table-cell office:value-type="float" office:value="5009.5" calcext:value-type="float">
            <text:p>5009.5</text:p>
          </table:table-cell>
          <table:table-cell office:value-type="float" office:value="2443.157" calcext:value-type="float">
            <text:p>2443.157</text:p>
          </table:table-cell>
          <table:table-cell office:value-type="string" calcext:value-type="string">
            <text:p>AF1 <text:s text:c="30"/></text:p>
          </table:table-cell>
          <table:table-cell office:value-type="float" office:value="313.4" calcext:value-type="float">
            <text:p>313.4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.4" calcext:value-type="float">
            <text:p>313.4</text:p>
          </table:table-cell>
          <table:table-cell office:value-type="float" office:value="461118.2" calcext:value-type="float">
            <text:p>461118.2</text:p>
          </table:table-cell>
          <table:table-cell office:value-type="float" office:value="6819930.09" calcext:value-type="float">
            <text:p>6819930.09</text:p>
          </table:table-cell>
          <table:table-cell/>
        </table:table-row>
        <table:table-row table:style-name="ro1">
          <table:table-cell office:value-type="string" calcext:value-type="string">
            <text:p>NO 42/4-B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8-09 <text:s text:c="2"/></text:p>
          </table:table-cell>
          <table:table-cell office:value-type="float" office:value="4462.4" calcext:value-type="float">
            <text:p>4462.4</text:p>
          </table:table-cell>
          <table:table-cell office:value-type="float" office:value="2475.63" calcext:value-type="float">
            <text:p>2475.63</text:p>
          </table:table-cell>
          <table:table-cell office:value-type="string" calcext:value-type="string">
            <text:p>AF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0.03" calcext:value-type="float">
            <text:p>460680.03</text:p>
          </table:table-cell>
          <table:table-cell office:value-type="float" office:value="6820258.76" calcext:value-type="float">
            <text:p>6820258.76</text:p>
          </table:table-cell>
          <table:table-cell/>
        </table:table-row>
        <table:table-row table:style-name="ro1">
          <table:table-cell office:value-type="string" calcext:value-type="string">
            <text:p>NO 42/4-B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8-09 <text:s text:c="2"/></text:p>
          </table:table-cell>
          <table:table-cell office:value-type="float" office:value="4465.9" calcext:value-type="float">
            <text:p>4465.9</text:p>
          </table:table-cell>
          <table:table-cell office:value-type="float" office:value="2475.413" calcext:value-type="float">
            <text:p>2475.413</text:p>
          </table:table-cell>
          <table:table-cell office:value-type="string" calcext:value-type="string">
            <text:p>AF3 <text:s text:c="30"/></text:p>
          </table:table-cell>
          <table:table-cell office:value-type="float" office:value="306.3" calcext:value-type="float">
            <text:p>306.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6.3" calcext:value-type="float">
            <text:p>306.3</text:p>
          </table:table-cell>
          <table:table-cell office:value-type="float" office:value="460682.37" calcext:value-type="float">
            <text:p>460682.37</text:p>
          </table:table-cell>
          <table:table-cell office:value-type="float" office:value="6820256.17" calcext:value-type="float">
            <text:p>6820256.17</text:p>
          </table:table-cell>
          <table:table-cell/>
        </table:table-row>
        <table:table-row table:style-name="ro1">
          <table:table-cell office:value-type="string" calcext:value-type="string">
            <text:p>NO 42/4-B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8-09 <text:s text:c="2"/></text:p>
          </table:table-cell>
          <table:table-cell office:value-type="float" office:value="4661.9" calcext:value-type="float">
            <text:p>4661.9</text:p>
          </table:table-cell>
          <table:table-cell office:value-type="float" office:value="2463.638" calcext:value-type="float">
            <text:p>2463.638</text:p>
          </table:table-cell>
          <table:table-cell office:value-type="string" calcext:value-type="string">
            <text:p>AF3 <text:s text:c="30"/></text:p>
          </table:table-cell>
          <table:table-cell office:value-type="float" office:value="317.5" calcext:value-type="float">
            <text:p>317.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7.5" calcext:value-type="float">
            <text:p>317.5</text:p>
          </table:table-cell>
          <table:table-cell office:value-type="float" office:value="460809.76" calcext:value-type="float">
            <text:p>460809.76</text:p>
          </table:table-cell>
          <table:table-cell office:value-type="float" office:value="6820107.88" calcext:value-type="float">
            <text:p>6820107.88</text:p>
          </table:table-cell>
          <table:table-cell/>
        </table:table-row>
        <table:table-row table:style-name="ro1">
          <table:table-cell office:value-type="string" calcext:value-type="string">
            <text:p>NO 42/4-B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07-8-09 <text:s text:c="2"/></text:p>
          </table:table-cell>
          <table:table-cell office:value-type="float" office:value="5020.8" calcext:value-type="float">
            <text:p>5020.8</text:p>
          </table:table-cell>
          <table:table-cell office:value-type="float" office:value="2443.86" calcext:value-type="float">
            <text:p>2443.86</text:p>
          </table:table-cell>
          <table:table-cell office:value-type="string" calcext:value-type="string">
            <text:p>AF1 <text:s text:c="30"/></text:p>
          </table:table-cell>
          <table:table-cell office:value-type="float" office:value="313.1" calcext:value-type="float">
            <text:p>313.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.1" calcext:value-type="float">
            <text:p>313.1</text:p>
          </table:table-cell>
          <table:table-cell office:value-type="float" office:value="461102.03" calcext:value-type="float">
            <text:p>461102.03</text:p>
          </table:table-cell>
          <table:table-cell office:value-type="float" office:value="6819901.31" calcext:value-type="float">
            <text:p>6819901.31</text:p>
          </table:table-cell>
          <table:table-cell/>
        </table:table-row>
        <table:table-row table:style-name="ro1">
          <table:table-cell office:value-type="string" calcext:value-type="string">
            <text:p>NO 42/4-B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8-01 <text:s text:c="2"/></text:p>
          </table:table-cell>
          <table:table-cell office:value-type="float" office:value="3812" calcext:value-type="float">
            <text:p>3812</text:p>
          </table:table-cell>
          <table:table-cell office:value-type="float" office:value="2437.57" calcext:value-type="float">
            <text:p>2437.57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01.67" calcext:value-type="float">
            <text:p>301.67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1.67" calcext:value-type="float">
            <text:p>301.67</text:p>
          </table:table-cell>
          <table:table-cell office:value-type="float" office:value="457055.33" calcext:value-type="float">
            <text:p>457055.33</text:p>
          </table:table-cell>
          <table:table-cell office:value-type="float" office:value="6819651.64" calcext:value-type="float">
            <text:p>6819651.64</text:p>
          </table:table-cell>
          <table:table-cell/>
        </table:table-row>
        <table:table-row table:style-name="ro1">
          <table:table-cell office:value-type="string" calcext:value-type="string">
            <text:p>NO 42/4-B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8-01 <text:s text:c="2"/></text:p>
          </table:table-cell>
          <table:table-cell office:value-type="float" office:value="3813" calcext:value-type="float">
            <text:p>3813</text:p>
          </table:table-cell>
          <table:table-cell office:value-type="float" office:value="2438.209" calcext:value-type="float">
            <text:p>2438.209</text:p>
          </table:table-cell>
          <table:table-cell office:value-type="string" calcext:value-type="string">
            <text:p>AF9.3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055.88" calcext:value-type="float">
            <text:p>457055.88</text:p>
          </table:table-cell>
          <table:table-cell office:value-type="float" office:value="6819651.1" calcext:value-type="float">
            <text:p>6819651.1</text:p>
          </table:table-cell>
          <table:table-cell/>
        </table:table-row>
        <table:table-row table:style-name="ro1">
          <table:table-cell office:value-type="string" calcext:value-type="string">
            <text:p>NO 42/4-B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8-01 <text:s text:c="2"/></text:p>
          </table:table-cell>
          <table:table-cell office:value-type="float" office:value="3824" calcext:value-type="float">
            <text:p>3824</text:p>
          </table:table-cell>
          <table:table-cell office:value-type="float" office:value="2445.23" calcext:value-type="float">
            <text:p>2445.23</text:p>
          </table:table-cell>
          <table:table-cell office:value-type="string" calcext:value-type="string">
            <text:p>AF9.3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061.93" calcext:value-type="float">
            <text:p>457061.93</text:p>
          </table:table-cell>
          <table:table-cell office:value-type="float" office:value="6819645.18" calcext:value-type="float">
            <text:p>6819645.18</text:p>
          </table:table-cell>
          <table:table-cell/>
        </table:table-row>
        <table:table-row table:style-name="ro1">
          <table:table-cell office:value-type="string" calcext:value-type="string">
            <text:p>NO 42/4-B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8-01 <text:s text:c="2"/></text:p>
          </table:table-cell>
          <table:table-cell office:value-type="float" office:value="3855" calcext:value-type="float">
            <text:p>3855</text:p>
          </table:table-cell>
          <table:table-cell office:value-type="float" office:value="2464.287" calcext:value-type="float">
            <text:p>2464.287</text:p>
          </table:table-cell>
          <table:table-cell office:value-type="string" calcext:value-type="string">
            <text:p>AF9.2 <text:s text:c="30"/></text:p>
          </table:table-cell>
          <table:table-cell office:value-type="float" office:value="289.69" calcext:value-type="float">
            <text:p>289.6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9.69" calcext:value-type="float">
            <text:p>289.69</text:p>
          </table:table-cell>
          <table:table-cell office:value-type="float" office:value="457079.71" calcext:value-type="float">
            <text:p>457079.71</text:p>
          </table:table-cell>
          <table:table-cell office:value-type="float" office:value="6819628.43" calcext:value-type="float">
            <text:p>6819628.43</text:p>
          </table:table-cell>
          <table:table-cell/>
        </table:table-row>
        <table:table-row table:style-name="ro1">
          <table:table-cell office:value-type="string" calcext:value-type="string">
            <text:p>NO 42/4-B-2 AH <text:s text:c="11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15-8-01 <text:s text:c="2"/></text:p>
          </table:table-cell>
          <table:table-cell office:value-type="float" office:value="3876" calcext:value-type="float">
            <text:p>3876</text:p>
          </table:table-cell>
          <table:table-cell office:value-type="float" office:value="2476.439" calcext:value-type="float">
            <text:p>2476.439</text:p>
          </table:table-cell>
          <table:table-cell office:value-type="string" calcext:value-type="string">
            <text:p>AF9.2 <text:s text:c="30"/></text:p>
          </table:table-cell>
          <table:table-cell office:value-type="float" office:value="291.57" calcext:value-type="float">
            <text:p>291.57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57" calcext:value-type="float">
            <text:p>291.57</text:p>
          </table:table-cell>
          <table:table-cell office:value-type="float" office:value="457092.31" calcext:value-type="float">
            <text:p>457092.31</text:p>
          </table:table-cell>
          <table:table-cell office:value-type="float" office:value="6819616.85" calcext:value-type="float">
            <text:p>6819616.85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387.1" calcext:value-type="float">
            <text:p>4387.1</text:p>
          </table:table-cell>
          <table:table-cell office:value-type="float" office:value="2539.65" calcext:value-type="float">
            <text:p>2539.65</text:p>
          </table:table-cell>
          <table:table-cell office:value-type="string" calcext:value-type="string">
            <text:p>AF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6993.73" calcext:value-type="float">
            <text:p>456993.73</text:p>
          </table:table-cell>
          <table:table-cell office:value-type="float" office:value="6813319.29" calcext:value-type="float">
            <text:p>6813319.29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05" calcext:value-type="float">
            <text:p>4405</text:p>
          </table:table-cell>
          <table:table-cell office:value-type="float" office:value="2539.932" calcext:value-type="float">
            <text:p>2539.932</text:p>
          </table:table-cell>
          <table:table-cell office:value-type="string" calcext:value-type="string">
            <text:p>AF8.2 <text:s text:c="30"/></text:p>
          </table:table-cell>
          <table:table-cell office:value-type="float" office:value="323.9" calcext:value-type="float">
            <text:p>323.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3.9" calcext:value-type="float">
            <text:p>323.9</text:p>
          </table:table-cell>
          <table:table-cell office:value-type="float" office:value="457011.58" calcext:value-type="float">
            <text:p>457011.58</text:p>
          </table:table-cell>
          <table:table-cell office:value-type="float" office:value="6813320.62" calcext:value-type="float">
            <text:p>6813320.62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441.1" calcext:value-type="float">
            <text:p>4441.1</text:p>
          </table:table-cell>
          <table:table-cell office:value-type="float" office:value="2540.016" calcext:value-type="float">
            <text:p>2540.016</text:p>
          </table:table-cell>
          <table:table-cell office:value-type="string" calcext:value-type="string">
            <text:p>AF8.2 <text:s text:c="30"/>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" calcext:value-type="float">
            <text:p>313</text:p>
          </table:table-cell>
          <table:table-cell office:value-type="float" office:value="457047.61" calcext:value-type="float">
            <text:p>457047.61</text:p>
          </table:table-cell>
          <table:table-cell office:value-type="float" office:value="6813322.96" calcext:value-type="float">
            <text:p>6813322.96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03" calcext:value-type="float">
            <text:p>4503</text:p>
          </table:table-cell>
          <table:table-cell office:value-type="float" office:value="2539.731" calcext:value-type="float">
            <text:p>2539.731</text:p>
          </table:table-cell>
          <table:table-cell office:value-type="string" calcext:value-type="string">
            <text:p>AF8.2 <text:s text:c="30"/></text:p>
          </table:table-cell>
          <table:table-cell office:value-type="float" office:value="311.4" calcext:value-type="float">
            <text:p>311.4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1.4" calcext:value-type="float">
            <text:p>311.4</text:p>
          </table:table-cell>
          <table:table-cell office:value-type="float" office:value="457109.41" calcext:value-type="float">
            <text:p>457109.41</text:p>
          </table:table-cell>
          <table:table-cell office:value-type="float" office:value="6813326.36" calcext:value-type="float">
            <text:p>6813326.36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26.1" calcext:value-type="float">
            <text:p>4526.1</text:p>
          </table:table-cell>
          <table:table-cell office:value-type="float" office:value="2539.541" calcext:value-type="float">
            <text:p>2539.541</text:p>
          </table:table-cell>
          <table:table-cell office:value-type="string" calcext:value-type="string">
            <text:p>AF8.2 <text:s text:c="30"/></text:p>
          </table:table-cell>
          <table:table-cell office:value-type="float" office:value="311.5" calcext:value-type="float">
            <text:p>311.5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1.5" calcext:value-type="float">
            <text:p>311.5</text:p>
          </table:table-cell>
          <table:table-cell office:value-type="float" office:value="457132.48" calcext:value-type="float">
            <text:p>457132.48</text:p>
          </table:table-cell>
          <table:table-cell office:value-type="float" office:value="6813327.43" calcext:value-type="float">
            <text:p>6813327.43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584" calcext:value-type="float">
            <text:p>4584</text:p>
          </table:table-cell>
          <table:table-cell office:value-type="float" office:value="2539.661" calcext:value-type="float">
            <text:p>2539.661</text:p>
          </table:table-cell>
          <table:table-cell office:value-type="string" calcext:value-type="string">
            <text:p>AF8.1 <text:s text:c="30"/></text:p>
          </table:table-cell>
          <table:table-cell office:value-type="float" office:value="376.9" calcext:value-type="float">
            <text:p>376.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6.9" calcext:value-type="float">
            <text:p>376.9</text:p>
          </table:table-cell>
          <table:table-cell office:value-type="float" office:value="457190.32" calcext:value-type="float">
            <text:p>457190.32</text:p>
          </table:table-cell>
          <table:table-cell office:value-type="float" office:value="6813330.12" calcext:value-type="float">
            <text:p>6813330.12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26.2" calcext:value-type="float">
            <text:p>4626.2</text:p>
          </table:table-cell>
          <table:table-cell office:value-type="float" office:value="2540.191" calcext:value-type="float">
            <text:p>2540.191</text:p>
          </table:table-cell>
          <table:table-cell office:value-type="string" calcext:value-type="string">
            <text:p>AF8.1 <text:s text:c="30"/></text:p>
          </table:table-cell>
          <table:table-cell office:value-type="float" office:value="365.2" calcext:value-type="float">
            <text:p>365.2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65.2" calcext:value-type="float">
            <text:p>365.2</text:p>
          </table:table-cell>
          <table:table-cell office:value-type="float" office:value="457232.48" calcext:value-type="float">
            <text:p>457232.48</text:p>
          </table:table-cell>
          <table:table-cell office:value-type="float" office:value="6813331.88" calcext:value-type="float">
            <text:p>6813331.88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45.1" calcext:value-type="float">
            <text:p>4645.1</text:p>
          </table:table-cell>
          <table:table-cell office:value-type="float" office:value="2540.379" calcext:value-type="float">
            <text:p>2540.379</text:p>
          </table:table-cell>
          <table:table-cell office:value-type="string" calcext:value-type="string">
            <text:p>AF8.1 <text:s text:c="30"/></text:p>
          </table:table-cell>
          <table:table-cell office:value-type="float" office:value="365.1" calcext:value-type="float">
            <text:p>365.1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65.1" calcext:value-type="float">
            <text:p>365.1</text:p>
          </table:table-cell>
          <table:table-cell office:value-type="float" office:value="457251.36" calcext:value-type="float">
            <text:p>457251.36</text:p>
          </table:table-cell>
          <table:table-cell office:value-type="float" office:value="6813332.58" calcext:value-type="float">
            <text:p>6813332.58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689" calcext:value-type="float">
            <text:p>4689</text:p>
          </table:table-cell>
          <table:table-cell office:value-type="float" office:value="2540.577" calcext:value-type="float">
            <text:p>2540.577</text:p>
          </table:table-cell>
          <table:table-cell office:value-type="string" calcext:value-type="string">
            <text:p>AF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295.25" calcext:value-type="float">
            <text:p>457295.25</text:p>
          </table:table-cell>
          <table:table-cell office:value-type="float" office:value="6813333.75" calcext:value-type="float">
            <text:p>6813333.75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716.1" calcext:value-type="float">
            <text:p>4716.1</text:p>
          </table:table-cell>
          <table:table-cell office:value-type="float" office:value="2540.651" calcext:value-type="float">
            <text:p>2540.651</text:p>
          </table:table-cell>
          <table:table-cell office:value-type="string" calcext:value-type="string">
            <text:p>AF7 <text:s text:c="30"/></text:p>
          </table:table-cell>
          <table:table-cell office:value-type="float" office:value="367.6" calcext:value-type="float">
            <text:p>367.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67.6" calcext:value-type="float">
            <text:p>367.6</text:p>
          </table:table-cell>
          <table:table-cell office:value-type="float" office:value="457322.34" calcext:value-type="float">
            <text:p>457322.34</text:p>
          </table:table-cell>
          <table:table-cell office:value-type="float" office:value="6813334.32" calcext:value-type="float">
            <text:p>6813334.32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877.1" calcext:value-type="float">
            <text:p>4877.1</text:p>
          </table:table-cell>
          <table:table-cell office:value-type="float" office:value="2546.297" calcext:value-type="float">
            <text:p>2546.297</text:p>
          </table:table-cell>
          <table:table-cell office:value-type="string" calcext:value-type="string">
            <text:p>AF7 <text:s text:c="30"/></text:p>
          </table:table-cell>
          <table:table-cell office:value-type="float" office:value="377.7" calcext:value-type="float">
            <text:p>377.7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7.7" calcext:value-type="float">
            <text:p>377.7</text:p>
          </table:table-cell>
          <table:table-cell office:value-type="float" office:value="457483.21" calcext:value-type="float">
            <text:p>457483.21</text:p>
          </table:table-cell>
          <table:table-cell office:value-type="float" office:value="6813336.04" calcext:value-type="float">
            <text:p>6813336.04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10" calcext:value-type="float">
            <text:p>4910</text:p>
          </table:table-cell>
          <table:table-cell office:value-type="float" office:value="2547.322" calcext:value-type="float">
            <text:p>2547.322</text:p>
          </table:table-cell>
          <table:table-cell office:value-type="string" calcext:value-type="string">
            <text:p>AF7 <text:s text:c="30"/></text:p>
          </table:table-cell>
          <table:table-cell office:value-type="float" office:value="377.8" calcext:value-type="float">
            <text:p>377.8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7.8" calcext:value-type="float">
            <text:p>377.8</text:p>
          </table:table-cell>
          <table:table-cell office:value-type="float" office:value="457516.09" calcext:value-type="float">
            <text:p>457516.09</text:p>
          </table:table-cell>
          <table:table-cell office:value-type="float" office:value="6813336.48" calcext:value-type="float">
            <text:p>6813336.48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7.2" calcext:value-type="float">
            <text:p>4947.2</text:p>
          </table:table-cell>
          <table:table-cell office:value-type="float" office:value="2548.376" calcext:value-type="float">
            <text:p>2548.376</text:p>
          </table:table-cell>
          <table:table-cell office:value-type="string" calcext:value-type="string">
            <text:p>AF7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553.27" calcext:value-type="float">
            <text:p>457553.27</text:p>
          </table:table-cell>
          <table:table-cell office:value-type="float" office:value="6813336.93" calcext:value-type="float">
            <text:p>6813336.93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48.5" calcext:value-type="float">
            <text:p>4948.5</text:p>
          </table:table-cell>
          <table:table-cell office:value-type="float" office:value="2548.406" calcext:value-type="float">
            <text:p>2548.406</text:p>
          </table:table-cell>
          <table:table-cell office:value-type="string" calcext:value-type="string">
            <text:p>AF7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554.57" calcext:value-type="float">
            <text:p>457554.57</text:p>
          </table:table-cell>
          <table:table-cell office:value-type="float" office:value="6813336.95" calcext:value-type="float">
            <text:p>6813336.95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54.1" calcext:value-type="float">
            <text:p>4954.1</text:p>
          </table:table-cell>
          <table:table-cell office:value-type="float" office:value="2548.538" calcext:value-type="float">
            <text:p>2548.538</text:p>
          </table:table-cell>
          <table:table-cell office:value-type="string" calcext:value-type="string">
            <text:p>AF7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560.17" calcext:value-type="float">
            <text:p>457560.17</text:p>
          </table:table-cell>
          <table:table-cell office:value-type="float" office:value="6813337.05" calcext:value-type="float">
            <text:p>6813337.05</text:p>
          </table:table-cell>
          <table:table-cell/>
        </table:table-row>
        <table:table-row table:style-name="ro1">
          <table:table-cell office:value-type="string" calcext:value-type="string">
            <text:p>NO 42/7-S-7 <text:s text:c="14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1996-03-03 <text:s text:c="2"/></text:p>
          </table:table-cell>
          <table:table-cell office:value-type="float" office:value="4969.7" calcext:value-type="float">
            <text:p>4969.7</text:p>
          </table:table-cell>
          <table:table-cell office:value-type="float" office:value="2548.906" calcext:value-type="float">
            <text:p>2548.906</text:p>
          </table:table-cell>
          <table:table-cell office:value-type="string" calcext:value-type="string">
            <text:p>AF7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575.76" calcext:value-type="float">
            <text:p>457575.76</text:p>
          </table:table-cell>
          <table:table-cell office:value-type="float" office:value="6813337.32" calcext:value-type="float">
            <text:p>6813337.32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04.482" calcext:value-type="float">
            <text:p>3704.482</text:p>
          </table:table-cell>
          <table:table-cell office:value-type="float" office:value="2432.446" calcext:value-type="float">
            <text:p>2432.446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84.12" calcext:value-type="float">
            <text:p>284.1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4.12" calcext:value-type="float">
            <text:p>284.12</text:p>
          </table:table-cell>
          <table:table-cell office:value-type="float" office:value="456674.48" calcext:value-type="float">
            <text:p>456674.48</text:p>
          </table:table-cell>
          <table:table-cell office:value-type="float" office:value="6818587.03" calcext:value-type="float">
            <text:p>6818587.03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749.975" calcext:value-type="float">
            <text:p>3749.975</text:p>
          </table:table-cell>
          <table:table-cell office:value-type="float" office:value="2435.241" calcext:value-type="float">
            <text:p>2435.241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84.37" calcext:value-type="float">
            <text:p>284.3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4.37" calcext:value-type="float">
            <text:p>284.37</text:p>
          </table:table-cell>
          <table:table-cell office:value-type="float" office:value="456708.35" calcext:value-type="float">
            <text:p>456708.35</text:p>
          </table:table-cell>
          <table:table-cell office:value-type="float" office:value="6818617.25" calcext:value-type="float">
            <text:p>6818617.25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3916.045" calcext:value-type="float">
            <text:p>3916.045</text:p>
          </table:table-cell>
          <table:table-cell office:value-type="float" office:value="2445.525" calcext:value-type="float">
            <text:p>2445.525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83.95" calcext:value-type="float">
            <text:p>283.9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3.95" calcext:value-type="float">
            <text:p>283.95</text:p>
          </table:table-cell>
          <table:table-cell office:value-type="float" office:value="456830.95" calcext:value-type="float">
            <text:p>456830.95</text:p>
          </table:table-cell>
          <table:table-cell office:value-type="float" office:value="6818728.68" calcext:value-type="float">
            <text:p>6818728.68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040.021" calcext:value-type="float">
            <text:p>4040.021</text:p>
          </table:table-cell>
          <table:table-cell office:value-type="float" office:value="2453.398" calcext:value-type="float">
            <text:p>2453.398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79.78" calcext:value-type="float">
            <text:p>279.7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79.78" calcext:value-type="float">
            <text:p>279.78</text:p>
          </table:table-cell>
          <table:table-cell office:value-type="float" office:value="456924.66" calcext:value-type="float">
            <text:p>456924.66</text:p>
          </table:table-cell>
          <table:table-cell office:value-type="float" office:value="6818809.39" calcext:value-type="float">
            <text:p>6818809.39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220.088" calcext:value-type="float">
            <text:p>4220.088</text:p>
          </table:table-cell>
          <table:table-cell office:value-type="float" office:value="2464.675" calcext:value-type="float">
            <text:p>2464.675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82.64" calcext:value-type="float">
            <text:p>282.6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2.64" calcext:value-type="float">
            <text:p>282.64</text:p>
          </table:table-cell>
          <table:table-cell office:value-type="float" office:value="457060.33" calcext:value-type="float">
            <text:p>457060.33</text:p>
          </table:table-cell>
          <table:table-cell office:value-type="float" office:value="6818927.12" calcext:value-type="float">
            <text:p>6818927.12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17.015" calcext:value-type="float">
            <text:p>4317.015</text:p>
          </table:table-cell>
          <table:table-cell office:value-type="float" office:value="2470.595" calcext:value-type="float">
            <text:p>2470.595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131.73" calcext:value-type="float">
            <text:p>457131.73</text:p>
          </table:table-cell>
          <table:table-cell office:value-type="float" office:value="6818992.35" calcext:value-type="float">
            <text:p>6818992.35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329.938" calcext:value-type="float">
            <text:p>4329.938</text:p>
          </table:table-cell>
          <table:table-cell office:value-type="float" office:value="2471.428" calcext:value-type="float">
            <text:p>2471.428</text:p>
          </table:table-cell>
          <table:table-cell office:value-type="string" calcext:value-type="string">
            <text:p>AF9.4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141.34" calcext:value-type="float">
            <text:p>457141.34</text:p>
          </table:table-cell>
          <table:table-cell office:value-type="float" office:value="6819000.94" calcext:value-type="float">
            <text:p>6819000.94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495.029" calcext:value-type="float">
            <text:p>4495.029</text:p>
          </table:table-cell>
          <table:table-cell office:value-type="float" office:value="2481.749" calcext:value-type="float">
            <text:p>2481.749</text:p>
          </table:table-cell>
          <table:table-cell office:value-type="string" calcext:value-type="string">
            <text:p>AF9.3 <text:s text:c="30"/></text:p>
          </table:table-cell>
          <table:table-cell office:value-type="float" office:value="293.57" calcext:value-type="float">
            <text:p>293.5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3.57" calcext:value-type="float">
            <text:p>293.57</text:p>
          </table:table-cell>
          <table:table-cell office:value-type="float" office:value="457265.25" calcext:value-type="float">
            <text:p>457265.25</text:p>
          </table:table-cell>
          <table:table-cell office:value-type="float" office:value="6819109.45" calcext:value-type="float">
            <text:p>6819109.45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677.579" calcext:value-type="float">
            <text:p>4677.579</text:p>
          </table:table-cell>
          <table:table-cell office:value-type="float" office:value="2492.911" calcext:value-type="float">
            <text:p>2492.911</text:p>
          </table:table-cell>
          <table:table-cell office:value-type="string" calcext:value-type="string">
            <text:p>AF9.3 <text:s text:c="30"/></text:p>
          </table:table-cell>
          <table:table-cell office:value-type="float" office:value="298.55" calcext:value-type="float">
            <text:p>298.5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55" calcext:value-type="float">
            <text:p>298.55</text:p>
          </table:table-cell>
          <table:table-cell office:value-type="float" office:value="457401.26" calcext:value-type="float">
            <text:p>457401.26</text:p>
          </table:table-cell>
          <table:table-cell office:value-type="float" office:value="6819230.58" calcext:value-type="float">
            <text:p>6819230.58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15.465" calcext:value-type="float">
            <text:p>4715.465</text:p>
          </table:table-cell>
          <table:table-cell office:value-type="float" office:value="2495.317" calcext:value-type="float">
            <text:p>2495.317</text:p>
          </table:table-cell>
          <table:table-cell office:value-type="string" calcext:value-type="string">
            <text:p>AF9.3 <text:s text:c="30"/></text:p>
          </table:table-cell>
          <table:table-cell office:value-type="float" office:value="298.68" calcext:value-type="float">
            <text:p>298.6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68" calcext:value-type="float">
            <text:p>298.68</text:p>
          </table:table-cell>
          <table:table-cell office:value-type="float" office:value="457429.64" calcext:value-type="float">
            <text:p>457429.64</text:p>
          </table:table-cell>
          <table:table-cell office:value-type="float" office:value="6819255.55" calcext:value-type="float">
            <text:p>6819255.55</text:p>
          </table:table-cell>
          <table:table-cell/>
        </table:table-row>
        <table:table-row table:style-name="ro1">
          <table:table-cell office:value-type="string" calcext:value-type="string">
            <text:p>NO 42/7-T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1-06 <text:s text:c="2"/></text:p>
          </table:table-cell>
          <table:table-cell office:value-type="float" office:value="4727.08" calcext:value-type="float">
            <text:p>4727.08</text:p>
          </table:table-cell>
          <table:table-cell office:value-type="float" office:value="2496.054" calcext:value-type="float">
            <text:p>2496.054</text:p>
          </table:table-cell>
          <table:table-cell office:value-type="string" calcext:value-type="string">
            <text:p>AF9.3 <text:s text:c="30"/></text:p>
          </table:table-cell>
          <table:table-cell office:value-type="float" office:value="299.13" calcext:value-type="float">
            <text:p>299.1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9.13" calcext:value-type="float">
            <text:p>299.13</text:p>
          </table:table-cell>
          <table:table-cell office:value-type="float" office:value="457438.38" calcext:value-type="float">
            <text:p>457438.38</text:p>
          </table:table-cell>
          <table:table-cell office:value-type="float" office:value="6819263.15" calcext:value-type="float">
            <text:p>6819263.15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18.3" calcext:value-type="float">
            <text:p>2818.3</text:p>
          </table:table-cell>
          <table:table-cell office:value-type="float" office:value="2444.438" calcext:value-type="float">
            <text:p>2444.438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304.43" calcext:value-type="float">
            <text:p>304.4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4.43" calcext:value-type="float">
            <text:p>304.43</text:p>
          </table:table-cell>
          <table:table-cell office:value-type="float" office:value="455352.52" calcext:value-type="float">
            <text:p>455352.52</text:p>
          </table:table-cell>
          <table:table-cell office:value-type="float" office:value="6818102.04" calcext:value-type="float">
            <text:p>6818102.04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849.6" calcext:value-type="float">
            <text:p>2849.6</text:p>
          </table:table-cell>
          <table:table-cell office:value-type="float" office:value="2451.84" calcext:value-type="float">
            <text:p>2451.84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307.01" calcext:value-type="float">
            <text:p>307.0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7.01" calcext:value-type="float">
            <text:p>307.01</text:p>
          </table:table-cell>
          <table:table-cell office:value-type="float" office:value="455381.98" calcext:value-type="float">
            <text:p>455381.98</text:p>
          </table:table-cell>
          <table:table-cell office:value-type="float" office:value="6818109.52" calcext:value-type="float">
            <text:p>6818109.52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49.6" calcext:value-type="float">
            <text:p>2949.6</text:p>
          </table:table-cell>
          <table:table-cell office:value-type="float" office:value="2475.925" calcext:value-type="float">
            <text:p>2475.925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5475.4" calcext:value-type="float">
            <text:p>455475.4</text:p>
          </table:table-cell>
          <table:table-cell office:value-type="float" office:value="6818135.7" calcext:value-type="float">
            <text:p>6818135.7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2979.3" calcext:value-type="float">
            <text:p>2979.3</text:p>
          </table:table-cell>
          <table:table-cell office:value-type="float" office:value="2483.098" calcext:value-type="float">
            <text:p>2483.098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5503.11" calcext:value-type="float">
            <text:p>455503.11</text:p>
          </table:table-cell>
          <table:table-cell office:value-type="float" office:value="6818143.58" calcext:value-type="float">
            <text:p>6818143.58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17.9" calcext:value-type="float">
            <text:p>3017.9</text:p>
          </table:table-cell>
          <table:table-cell office:value-type="float" office:value="2492.443" calcext:value-type="float">
            <text:p>2492.443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314.34" calcext:value-type="float">
            <text:p>314.3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4.34" calcext:value-type="float">
            <text:p>314.34</text:p>
          </table:table-cell>
          <table:table-cell office:value-type="float" office:value="455539.12" calcext:value-type="float">
            <text:p>455539.12</text:p>
          </table:table-cell>
          <table:table-cell office:value-type="float" office:value="6818153.83" calcext:value-type="float">
            <text:p>6818153.83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095.9" calcext:value-type="float">
            <text:p>3095.9</text:p>
          </table:table-cell>
          <table:table-cell office:value-type="float" office:value="2511.303" calcext:value-type="float">
            <text:p>2511.303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42.53" calcext:value-type="float">
            <text:p>342.5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2.53" calcext:value-type="float">
            <text:p>342.53</text:p>
          </table:table-cell>
          <table:table-cell office:value-type="float" office:value="455612.18" calcext:value-type="float">
            <text:p>455612.18</text:p>
          </table:table-cell>
          <table:table-cell office:value-type="float" office:value="6818173.47" calcext:value-type="float">
            <text:p>6818173.47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31.4" calcext:value-type="float">
            <text:p>3131.4</text:p>
          </table:table-cell>
          <table:table-cell office:value-type="float" office:value="2519.848" calcext:value-type="float">
            <text:p>2519.848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43.3" calcext:value-type="float">
            <text:p>343.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3.3" calcext:value-type="float">
            <text:p>343.3</text:p>
          </table:table-cell>
          <table:table-cell office:value-type="float" office:value="455645.59" calcext:value-type="float">
            <text:p>455645.59</text:p>
          </table:table-cell>
          <table:table-cell office:value-type="float" office:value="6818181.82" calcext:value-type="float">
            <text:p>6818181.82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175" calcext:value-type="float">
            <text:p>3175</text:p>
          </table:table-cell>
          <table:table-cell office:value-type="float" office:value="2530.377" calcext:value-type="float">
            <text:p>2530.377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42.2" calcext:value-type="float">
            <text:p>342.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2.2" calcext:value-type="float">
            <text:p>342.2</text:p>
          </table:table-cell>
          <table:table-cell office:value-type="float" office:value="455686.56" calcext:value-type="float">
            <text:p>455686.56</text:p>
          </table:table-cell>
          <table:table-cell office:value-type="float" office:value="6818192.33" calcext:value-type="float">
            <text:p>6818192.33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20.4" calcext:value-type="float">
            <text:p>3220.4</text:p>
          </table:table-cell>
          <table:table-cell office:value-type="float" office:value="2541.333" calcext:value-type="float">
            <text:p>2541.333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49.3" calcext:value-type="float">
            <text:p>349.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9.3" calcext:value-type="float">
            <text:p>349.3</text:p>
          </table:table-cell>
          <table:table-cell office:value-type="float" office:value="455729.3" calcext:value-type="float">
            <text:p>455729.3</text:p>
          </table:table-cell>
          <table:table-cell office:value-type="float" office:value="6818202.94" calcext:value-type="float">
            <text:p>6818202.94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277.5" calcext:value-type="float">
            <text:p>3277.5</text:p>
          </table:table-cell>
          <table:table-cell office:value-type="float" office:value="2553.415" calcext:value-type="float">
            <text:p>2553.415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69.33" calcext:value-type="float">
            <text:p>369.3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69.33" calcext:value-type="float">
            <text:p>369.33</text:p>
          </table:table-cell>
          <table:table-cell office:value-type="float" office:value="455783.53" calcext:value-type="float">
            <text:p>455783.53</text:p>
          </table:table-cell>
          <table:table-cell office:value-type="float" office:value="6818215.88" calcext:value-type="float">
            <text:p>6818215.88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362.9" calcext:value-type="float">
            <text:p>3362.9</text:p>
          </table:table-cell>
          <table:table-cell office:value-type="float" office:value="2560.659" calcext:value-type="float">
            <text:p>2560.659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73.4" calcext:value-type="float">
            <text:p>373.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3.4" calcext:value-type="float">
            <text:p>373.4</text:p>
          </table:table-cell>
          <table:table-cell office:value-type="float" office:value="455866.26" calcext:value-type="float">
            <text:p>455866.26</text:p>
          </table:table-cell>
          <table:table-cell office:value-type="float" office:value="6818235.32" calcext:value-type="float">
            <text:p>6818235.32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16.9" calcext:value-type="float">
            <text:p>3416.9</text:p>
          </table:table-cell>
          <table:table-cell office:value-type="float" office:value="2563.574" calcext:value-type="float">
            <text:p>2563.574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91.66" calcext:value-type="float">
            <text:p>391.6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91.66" calcext:value-type="float">
            <text:p>391.66</text:p>
          </table:table-cell>
          <table:table-cell office:value-type="float" office:value="455918.27" calcext:value-type="float">
            <text:p>455918.27</text:p>
          </table:table-cell>
          <table:table-cell office:value-type="float" office:value="6818249.48" calcext:value-type="float">
            <text:p>6818249.48</text:p>
          </table:table-cell>
          <table:table-cell/>
        </table:table-row>
        <table:table-row table:style-name="ro1">
          <table:table-cell office:value-type="string" calcext:value-type="string">
            <text:p>NO 42/7-T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5-29 <text:s text:c="2"/></text:p>
          </table:table-cell>
          <table:table-cell office:value-type="float" office:value="3490.5" calcext:value-type="float">
            <text:p>3490.5</text:p>
          </table:table-cell>
          <table:table-cell office:value-type="float" office:value="2568.493" calcext:value-type="float">
            <text:p>2568.493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92.35" calcext:value-type="float">
            <text:p>392.3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92.35" calcext:value-type="float">
            <text:p>392.35</text:p>
          </table:table-cell>
          <table:table-cell office:value-type="float" office:value="455989.14" calcext:value-type="float">
            <text:p>455989.14</text:p>
          </table:table-cell>
          <table:table-cell office:value-type="float" office:value="6818268.6" calcext:value-type="float">
            <text:p>6818268.6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79.2" calcext:value-type="float">
            <text:p>2579.2</text:p>
          </table:table-cell>
          <table:table-cell office:value-type="float" office:value="2474.551" calcext:value-type="float">
            <text:p>2474.551</text:p>
          </table:table-cell>
          <table:table-cell office:value-type="string" calcext:value-type="string">
            <text:p>AF11L <text:s text:c="29"/></text:p>
          </table:table-cell>
          <table:table-cell office:value-type="float" office:value="306.81" calcext:value-type="float">
            <text:p>306.8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6.81" calcext:value-type="float">
            <text:p>306.81</text:p>
          </table:table-cell>
          <table:table-cell office:value-type="float" office:value="454977.67" calcext:value-type="float">
            <text:p>454977.67</text:p>
          </table:table-cell>
          <table:table-cell office:value-type="float" office:value="6818506.61" calcext:value-type="float">
            <text:p>6818506.61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595" calcext:value-type="float">
            <text:p>2595</text:p>
          </table:table-cell>
          <table:table-cell office:value-type="float" office:value="2486.634" calcext:value-type="float">
            <text:p>2486.634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308.83" calcext:value-type="float">
            <text:p>308.8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8.83" calcext:value-type="float">
            <text:p>308.83</text:p>
          </table:table-cell>
          <table:table-cell office:value-type="float" office:value="454987.84" calcext:value-type="float">
            <text:p>454987.84</text:p>
          </table:table-cell>
          <table:table-cell office:value-type="float" office:value="6818506.46" calcext:value-type="float">
            <text:p>6818506.46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645.8" calcext:value-type="float">
            <text:p>2645.8</text:p>
          </table:table-cell>
          <table:table-cell office:value-type="float" office:value="2525.702" calcext:value-type="float">
            <text:p>2525.702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314.75" calcext:value-type="float">
            <text:p>314.7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4.75" calcext:value-type="float">
            <text:p>314.75</text:p>
          </table:table-cell>
          <table:table-cell office:value-type="float" office:value="455020.3" calcext:value-type="float">
            <text:p>455020.3</text:p>
          </table:table-cell>
          <table:table-cell office:value-type="float" office:value="6818506.3" calcext:value-type="float">
            <text:p>6818506.3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01.5" calcext:value-type="float">
            <text:p>2701.5</text:p>
          </table:table-cell>
          <table:table-cell office:value-type="float" office:value="2568.119" calcext:value-type="float">
            <text:p>2568.119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326.93" calcext:value-type="float">
            <text:p>326.9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6.93" calcext:value-type="float">
            <text:p>326.93</text:p>
          </table:table-cell>
          <table:table-cell office:value-type="float" office:value="455056.38" calcext:value-type="float">
            <text:p>455056.38</text:p>
          </table:table-cell>
          <table:table-cell office:value-type="float" office:value="6818506.49" calcext:value-type="float">
            <text:p>6818506.49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11.3" calcext:value-type="float">
            <text:p>2711.3</text:p>
          </table:table-cell>
          <table:table-cell office:value-type="float" office:value="2575.538" calcext:value-type="float">
            <text:p>2575.538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29.98" calcext:value-type="float">
            <text:p>329.9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9.98" calcext:value-type="float">
            <text:p>329.98</text:p>
          </table:table-cell>
          <table:table-cell office:value-type="float" office:value="455062.78" calcext:value-type="float">
            <text:p>455062.78</text:p>
          </table:table-cell>
          <table:table-cell office:value-type="float" office:value="6818506.54" calcext:value-type="float">
            <text:p>6818506.54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52" calcext:value-type="float">
            <text:p>2752</text:p>
          </table:table-cell>
          <table:table-cell office:value-type="float" office:value="2606.297" calcext:value-type="float">
            <text:p>2606.297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51.11" calcext:value-type="float">
            <text:p>351.1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51.11" calcext:value-type="float">
            <text:p>351.11</text:p>
          </table:table-cell>
          <table:table-cell office:value-type="float" office:value="455089.42" calcext:value-type="float">
            <text:p>455089.42</text:p>
          </table:table-cell>
          <table:table-cell office:value-type="float" office:value="6818506.98" calcext:value-type="float">
            <text:p>6818506.98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0" calcext:value-type="float">
            <text:p>2790</text:p>
          </table:table-cell>
          <table:table-cell office:value-type="float" office:value="2635.026" calcext:value-type="float">
            <text:p>2635.026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58.39" calcext:value-type="float">
            <text:p>358.3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58.39" calcext:value-type="float">
            <text:p>358.39</text:p>
          </table:table-cell>
          <table:table-cell office:value-type="float" office:value="455114.28" calcext:value-type="float">
            <text:p>455114.28</text:p>
          </table:table-cell>
          <table:table-cell office:value-type="float" office:value="6818507.41" calcext:value-type="float">
            <text:p>6818507.41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792" calcext:value-type="float">
            <text:p>2792</text:p>
          </table:table-cell>
          <table:table-cell office:value-type="float" office:value="2636.539" calcext:value-type="float">
            <text:p>2636.539</text:p>
          </table:table-cell>
          <table:table-cell office:value-type="string" calcext:value-type="string">
            <text:p>AF9.4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5115.59" calcext:value-type="float">
            <text:p>455115.59</text:p>
          </table:table-cell>
          <table:table-cell office:value-type="float" office:value="6818507.43" calcext:value-type="float">
            <text:p>6818507.43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47.9" calcext:value-type="float">
            <text:p>2847.9</text:p>
          </table:table-cell>
          <table:table-cell office:value-type="float" office:value="2678.828" calcext:value-type="float">
            <text:p>2678.828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78.33" calcext:value-type="float">
            <text:p>378.3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8.33" calcext:value-type="float">
            <text:p>378.33</text:p>
          </table:table-cell>
          <table:table-cell office:value-type="float" office:value="455152.13" calcext:value-type="float">
            <text:p>455152.13</text:p>
          </table:table-cell>
          <table:table-cell office:value-type="float" office:value="6818507.79" calcext:value-type="float">
            <text:p>6818507.79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67.6" calcext:value-type="float">
            <text:p>2867.6</text:p>
          </table:table-cell>
          <table:table-cell office:value-type="float" office:value="2693.751" calcext:value-type="float">
            <text:p>2693.751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78.8" calcext:value-type="float">
            <text:p>378.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78.8" calcext:value-type="float">
            <text:p>378.8</text:p>
          </table:table-cell>
          <table:table-cell office:value-type="float" office:value="455164.99" calcext:value-type="float">
            <text:p>455164.99</text:p>
          </table:table-cell>
          <table:table-cell office:value-type="float" office:value="6818507.77" calcext:value-type="float">
            <text:p>6818507.77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888.8" calcext:value-type="float">
            <text:p>2888.8</text:p>
          </table:table-cell>
          <table:table-cell office:value-type="float" office:value="2709.817" calcext:value-type="float">
            <text:p>2709.817</text:p>
          </table:table-cell>
          <table:table-cell office:value-type="string" calcext:value-type="string">
            <text:p>AF9.2 <text:s text:c="30"/></text:p>
          </table:table-cell>
          <table:table-cell office:value-type="float" office:value="393.29" calcext:value-type="float">
            <text:p>393.29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93.29" calcext:value-type="float">
            <text:p>393.29</text:p>
          </table:table-cell>
          <table:table-cell office:value-type="float" office:value="455178.81" calcext:value-type="float">
            <text:p>455178.81</text:p>
          </table:table-cell>
          <table:table-cell office:value-type="float" office:value="6818507.69" calcext:value-type="float">
            <text:p>6818507.69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4.3" calcext:value-type="float">
            <text:p>2904.3</text:p>
          </table:table-cell>
          <table:table-cell office:value-type="float" office:value="2721.565" calcext:value-type="float">
            <text:p>2721.565</text:p>
          </table:table-cell>
          <table:table-cell office:value-type="string" calcext:value-type="string">
            <text:p>AF9.2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5188.92" calcext:value-type="float">
            <text:p>455188.92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42/7-T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20 <text:s text:c="2"/></text:p>
          </table:table-cell>
          <table:table-cell office:value-type="float" office:value="2905.1" calcext:value-type="float">
            <text:p>2905.1</text:p>
          </table:table-cell>
          <table:table-cell office:value-type="float" office:value="2722.172" calcext:value-type="float">
            <text:p>2722.172</text:p>
          </table:table-cell>
          <table:table-cell office:value-type="string" calcext:value-type="string">
            <text:p>AF9.2 <text:s text:c="30"/></text:p>
          </table:table-cell>
          <table:table-cell office:value-type="float" office:value="382.49" calcext:value-type="float">
            <text:p>382.49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82.49" calcext:value-type="float">
            <text:p>382.49</text:p>
          </table:table-cell>
          <table:table-cell office:value-type="float" office:value="455189.44" calcext:value-type="float">
            <text:p>455189.44</text:p>
          </table:table-cell>
          <table:table-cell office:value-type="float" office:value="6818507.6" calcext:value-type="float">
            <text:p>6818507.6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28.4" calcext:value-type="float">
            <text:p>3128.4</text:p>
          </table:table-cell>
          <table:table-cell office:value-type="float" office:value="2441.633" calcext:value-type="float">
            <text:p>2441.633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020.1" calcext:value-type="float">
            <text:p>456020.1</text:p>
          </table:table-cell>
          <table:table-cell office:value-type="float" office:value="6817853.18" calcext:value-type="float">
            <text:p>6817853.18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132.4" calcext:value-type="float">
            <text:p>3132.4</text:p>
          </table:table-cell>
          <table:table-cell office:value-type="float" office:value="2444.688" calcext:value-type="float">
            <text:p>2444.688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278.91" calcext:value-type="float">
            <text:p>278.9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78.91" calcext:value-type="float">
            <text:p>278.91</text:p>
          </table:table-cell>
          <table:table-cell office:value-type="float" office:value="456019.89" calcext:value-type="float">
            <text:p>456019.89</text:p>
          </table:table-cell>
          <table:table-cell office:value-type="float" office:value="6817850.61" calcext:value-type="float">
            <text:p>6817850.61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13.5" calcext:value-type="float">
            <text:p>3213.5</text:p>
          </table:table-cell>
          <table:table-cell office:value-type="float" office:value="2506.644" calcext:value-type="float">
            <text:p>2506.644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86.6" calcext:value-type="float">
            <text:p>286.6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6.6" calcext:value-type="float">
            <text:p>286.6</text:p>
          </table:table-cell>
          <table:table-cell office:value-type="float" office:value="456016.27" calcext:value-type="float">
            <text:p>456016.27</text:p>
          </table:table-cell>
          <table:table-cell office:value-type="float" office:value="6817798.42" calcext:value-type="float">
            <text:p>6817798.42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34.9" calcext:value-type="float">
            <text:p>3234.9</text:p>
          </table:table-cell>
          <table:table-cell office:value-type="float" office:value="2523.007" calcext:value-type="float">
            <text:p>2523.007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89.57" calcext:value-type="float">
            <text:p>289.5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9.57" calcext:value-type="float">
            <text:p>289.57</text:p>
          </table:table-cell>
          <table:table-cell office:value-type="float" office:value="456015.3" calcext:value-type="float">
            <text:p>456015.3</text:p>
          </table:table-cell>
          <table:table-cell office:value-type="float" office:value="6817784.67" calcext:value-type="float">
            <text:p>6817784.67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289.8" calcext:value-type="float">
            <text:p>3289.8</text:p>
          </table:table-cell>
          <table:table-cell office:value-type="float" office:value="2565.215" calcext:value-type="float">
            <text:p>2565.215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91.8" calcext:value-type="float">
            <text:p>291.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8" calcext:value-type="float">
            <text:p>291.8</text:p>
          </table:table-cell>
          <table:table-cell office:value-type="float" office:value="456013.16" calcext:value-type="float">
            <text:p>456013.16</text:p>
          </table:table-cell>
          <table:table-cell office:value-type="float" office:value="6817749.64" calcext:value-type="float">
            <text:p>6817749.64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17.5" calcext:value-type="float">
            <text:p>3317.5</text:p>
          </table:table-cell>
          <table:table-cell office:value-type="float" office:value="2586.67" calcext:value-type="float">
            <text:p>2586.67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87.75" calcext:value-type="float">
            <text:p>287.7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7.75" calcext:value-type="float">
            <text:p>287.75</text:p>
          </table:table-cell>
          <table:table-cell office:value-type="float" office:value="456012.27" calcext:value-type="float">
            <text:p>456012.27</text:p>
          </table:table-cell>
          <table:table-cell office:value-type="float" office:value="6817732.15" calcext:value-type="float">
            <text:p>6817732.15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47.6" calcext:value-type="float">
            <text:p>3347.6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AF9.3 <text:s text:c="30"/></text:p>
          </table:table-cell>
          <table:table-cell office:value-type="float" office:value="298.72" calcext:value-type="float">
            <text:p>298.7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72" calcext:value-type="float">
            <text:p>298.72</text:p>
          </table:table-cell>
          <table:table-cell office:value-type="float" office:value="456011.35" calcext:value-type="float">
            <text:p>456011.35</text:p>
          </table:table-cell>
          <table:table-cell office:value-type="float" office:value="6817713.16" calcext:value-type="float">
            <text:p>6817713.16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376" calcext:value-type="float">
            <text:p>3376</text:p>
          </table:table-cell>
          <table:table-cell office:value-type="float" office:value="2632.027" calcext:value-type="float">
            <text:p>2632.027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01.5" calcext:value-type="float">
            <text:p>301.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1.5" calcext:value-type="float">
            <text:p>301.5</text:p>
          </table:table-cell>
          <table:table-cell office:value-type="float" office:value="456010.48" calcext:value-type="float">
            <text:p>456010.48</text:p>
          </table:table-cell>
          <table:table-cell office:value-type="float" office:value="6817695.26" calcext:value-type="float">
            <text:p>6817695.26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12.5" calcext:value-type="float">
            <text:p>3412.5</text:p>
          </table:table-cell>
          <table:table-cell office:value-type="float" office:value="2660.351" calcext:value-type="float">
            <text:p>2660.351</text:p>
          </table:table-cell>
          <table:table-cell office:value-type="string" calcext:value-type="string">
            <text:p>AF9.2 <text:s text:c="30"/></text:p>
          </table:table-cell>
          <table:table-cell office:value-type="float" office:value="319.24" calcext:value-type="float">
            <text:p>319.2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9.24" calcext:value-type="float">
            <text:p>319.24</text:p>
          </table:table-cell>
          <table:table-cell office:value-type="float" office:value="456009.29" calcext:value-type="float">
            <text:p>456009.29</text:p>
          </table:table-cell>
          <table:table-cell office:value-type="float" office:value="6817672.28" calcext:value-type="float">
            <text:p>6817672.28</text:p>
          </table:table-cell>
          <table:table-cell/>
        </table:table-row>
        <table:table-row table:style-name="ro1">
          <table:table-cell office:value-type="string" calcext:value-type="string">
            <text:p>NO 42/7-T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10-06 <text:s text:c="2"/></text:p>
          </table:table-cell>
          <table:table-cell office:value-type="float" office:value="3449.5" calcext:value-type="float">
            <text:p>3449.5</text:p>
          </table:table-cell>
          <table:table-cell office:value-type="float" office:value="2689.052" calcext:value-type="float">
            <text:p>2689.052</text:p>
          </table:table-cell>
          <table:table-cell office:value-type="string" calcext:value-type="string">
            <text:p>AF9.1 <text:s text:c="30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008.03" calcext:value-type="float">
            <text:p>456008.03</text:p>
          </table:table-cell>
          <table:table-cell office:value-type="float" office:value="6817648.97" calcext:value-type="float">
            <text:p>6817648.97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795.9" calcext:value-type="float">
            <text:p>2795.9</text:p>
          </table:table-cell>
          <table:table-cell office:value-type="float" office:value="2432.539" calcext:value-type="float">
            <text:p>2432.539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280.89" calcext:value-type="float">
            <text:p>280.8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0.89" calcext:value-type="float">
            <text:p>280.89</text:p>
          </table:table-cell>
          <table:table-cell office:value-type="float" office:value="457000.9" calcext:value-type="float">
            <text:p>457000.9</text:p>
          </table:table-cell>
          <table:table-cell office:value-type="float" office:value="6817445.6" calcext:value-type="float">
            <text:p>6817445.6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7.1" calcext:value-type="float">
            <text:p>2827.1</text:p>
          </table:table-cell>
          <table:table-cell office:value-type="float" office:value="2459.975" calcext:value-type="float">
            <text:p>2459.975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992.99" calcext:value-type="float">
            <text:p>456992.99</text:p>
          </table:table-cell>
          <table:table-cell office:value-type="float" office:value="6817433.03" calcext:value-type="float">
            <text:p>6817433.03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28.9" calcext:value-type="float">
            <text:p>2828.9</text:p>
          </table:table-cell>
          <table:table-cell office:value-type="float" office:value="2461.56" calcext:value-type="float">
            <text:p>2461.56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992.53" calcext:value-type="float">
            <text:p>456992.53</text:p>
          </table:table-cell>
          <table:table-cell office:value-type="float" office:value="6817432.31" calcext:value-type="float">
            <text:p>6817432.31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4.5" calcext:value-type="float">
            <text:p>2884.5</text:p>
          </table:table-cell>
          <table:table-cell office:value-type="float" office:value="2510.408" calcext:value-type="float">
            <text:p>2510.408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95.01" calcext:value-type="float">
            <text:p>295.01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5.01" calcext:value-type="float">
            <text:p>295.01</text:p>
          </table:table-cell>
          <table:table-cell office:value-type="float" office:value="456978.15" calcext:value-type="float">
            <text:p>456978.15</text:p>
          </table:table-cell>
          <table:table-cell office:value-type="float" office:value="6817410" calcext:value-type="float">
            <text:p>6817410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6.5" calcext:value-type="float">
            <text:p>2886.5</text:p>
          </table:table-cell>
          <table:table-cell office:value-type="float" office:value="2512.162" calcext:value-type="float">
            <text:p>2512.162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977.63" calcext:value-type="float">
            <text:p>456977.63</text:p>
          </table:table-cell>
          <table:table-cell office:value-type="float" office:value="6817409.19" calcext:value-type="float">
            <text:p>6817409.19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88.2" calcext:value-type="float">
            <text:p>2888.2</text:p>
          </table:table-cell>
          <table:table-cell office:value-type="float" office:value="2513.654" calcext:value-type="float">
            <text:p>2513.654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6977.19" calcext:value-type="float">
            <text:p>456977.19</text:p>
          </table:table-cell>
          <table:table-cell office:value-type="float" office:value="6817408.51" calcext:value-type="float">
            <text:p>6817408.51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896.6" calcext:value-type="float">
            <text:p>2896.6</text:p>
          </table:table-cell>
          <table:table-cell office:value-type="float" office:value="2521.038" calcext:value-type="float">
            <text:p>2521.038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56975" calcext:value-type="float">
            <text:p>456975</text:p>
          </table:table-cell>
          <table:table-cell office:value-type="float" office:value="6817405.15" calcext:value-type="float">
            <text:p>6817405.15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17.4" calcext:value-type="float">
            <text:p>2917.4</text:p>
          </table:table-cell>
          <table:table-cell office:value-type="float" office:value="2539.329" calcext:value-type="float">
            <text:p>2539.329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27.11" calcext:value-type="float">
            <text:p>327.1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7.11" calcext:value-type="float">
            <text:p>327.11</text:p>
          </table:table-cell>
          <table:table-cell office:value-type="float" office:value="456969.59" calcext:value-type="float">
            <text:p>456969.59</text:p>
          </table:table-cell>
          <table:table-cell office:value-type="float" office:value="6817396.86" calcext:value-type="float">
            <text:p>6817396.86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34.9" calcext:value-type="float">
            <text:p>2934.9</text:p>
          </table:table-cell>
          <table:table-cell office:value-type="float" office:value="2554.764" calcext:value-type="float">
            <text:p>2554.764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98.51" calcext:value-type="float">
            <text:p>298.5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51" calcext:value-type="float">
            <text:p>298.51</text:p>
          </table:table-cell>
          <table:table-cell office:value-type="float" office:value="456965.02" calcext:value-type="float">
            <text:p>456965.02</text:p>
          </table:table-cell>
          <table:table-cell office:value-type="float" office:value="6817390.01" calcext:value-type="float">
            <text:p>6817390.01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75.9" calcext:value-type="float">
            <text:p>2975.9</text:p>
          </table:table-cell>
          <table:table-cell office:value-type="float" office:value="2590.93" calcext:value-type="float">
            <text:p>2590.93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05.65" calcext:value-type="float">
            <text:p>305.6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5.65" calcext:value-type="float">
            <text:p>305.65</text:p>
          </table:table-cell>
          <table:table-cell office:value-type="float" office:value="456954.23" calcext:value-type="float">
            <text:p>456954.23</text:p>
          </table:table-cell>
          <table:table-cell office:value-type="float" office:value="6817373.99" calcext:value-type="float">
            <text:p>6817373.99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2985" calcext:value-type="float">
            <text:p>2985</text:p>
          </table:table-cell>
          <table:table-cell office:value-type="float" office:value="2598.984" calcext:value-type="float">
            <text:p>2598.984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07.08" calcext:value-type="float">
            <text:p>307.0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7.08" calcext:value-type="float">
            <text:p>307.08</text:p>
          </table:table-cell>
          <table:table-cell office:value-type="float" office:value="456951.88" calcext:value-type="float">
            <text:p>456951.88</text:p>
          </table:table-cell>
          <table:table-cell office:value-type="float" office:value="6817370.47" calcext:value-type="float">
            <text:p>6817370.47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14.8" calcext:value-type="float">
            <text:p>3014.8</text:p>
          </table:table-cell>
          <table:table-cell office:value-type="float" office:value="2625.372" calcext:value-type="float">
            <text:p>2625.372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02.92" calcext:value-type="float">
            <text:p>302.9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456944.19" calcext:value-type="float">
            <text:p>456944.19</text:p>
          </table:table-cell>
          <table:table-cell office:value-type="float" office:value="6817358.96" calcext:value-type="float">
            <text:p>6817358.96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22.5" calcext:value-type="float">
            <text:p>3022.5</text:p>
          </table:table-cell>
          <table:table-cell office:value-type="float" office:value="2632.194" calcext:value-type="float">
            <text:p>2632.194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03.67" calcext:value-type="float">
            <text:p>303.6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3.67" calcext:value-type="float">
            <text:p>303.67</text:p>
          </table:table-cell>
          <table:table-cell office:value-type="float" office:value="456942.22" calcext:value-type="float">
            <text:p>456942.22</text:p>
          </table:table-cell>
          <table:table-cell office:value-type="float" office:value="6817355.99" calcext:value-type="float">
            <text:p>6817355.99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41" calcext:value-type="float">
            <text:p>3041</text:p>
          </table:table-cell>
          <table:table-cell office:value-type="float" office:value="2648.566" calcext:value-type="float">
            <text:p>2648.566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24.72" calcext:value-type="float">
            <text:p>324.7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4.72" calcext:value-type="float">
            <text:p>324.72</text:p>
          </table:table-cell>
          <table:table-cell office:value-type="float" office:value="456937.44" calcext:value-type="float">
            <text:p>456937.44</text:p>
          </table:table-cell>
          <table:table-cell office:value-type="float" office:value="6817348.82" calcext:value-type="float">
            <text:p>6817348.82</text:p>
          </table:table-cell>
          <table:table-cell/>
        </table:table-row>
        <table:table-row table:style-name="ro1">
          <table:table-cell office:value-type="string" calcext:value-type="string">
            <text:p>NO 42/7-W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09 <text:s text:c="2"/></text:p>
          </table:table-cell>
          <table:table-cell office:value-type="float" office:value="3061.7" calcext:value-type="float">
            <text:p>3061.7</text:p>
          </table:table-cell>
          <table:table-cell office:value-type="float" office:value="2666.844" calcext:value-type="float">
            <text:p>2666.844</text:p>
          </table:table-cell>
          <table:table-cell office:value-type="string" calcext:value-type="string">
            <text:p>AF9.2 <text:s text:c="30"/></text:p>
          </table:table-cell>
          <table:table-cell office:value-type="float" office:value="322.12" calcext:value-type="float">
            <text:p>322.1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2.12" calcext:value-type="float">
            <text:p>322.12</text:p>
          </table:table-cell>
          <table:table-cell office:value-type="float" office:value="456932.05" calcext:value-type="float">
            <text:p>456932.05</text:p>
          </table:table-cell>
          <table:table-cell office:value-type="float" office:value="6817340.75" calcext:value-type="float">
            <text:p>6817340.75</text:p>
          </table:table-cell>
          <table:table-cell/>
        </table:table-row>
        <table:table-row table:style-name="ro1">
          <table:table-cell office:value-type="string" calcext:value-type="string">
            <text:p>NO 42/7-W-1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16 <text:s text:c="2"/></text:p>
          </table:table-cell>
          <table:table-cell office:value-type="float" office:value="2810.3" calcext:value-type="float">
            <text:p>2810.3</text:p>
          </table:table-cell>
          <table:table-cell office:value-type="float" office:value="2437.269" calcext:value-type="float">
            <text:p>2437.269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281.73" calcext:value-type="float">
            <text:p>281.7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1.73" calcext:value-type="float">
            <text:p>281.73</text:p>
          </table:table-cell>
          <table:table-cell office:value-type="float" office:value="456986.38" calcext:value-type="float">
            <text:p>456986.38</text:p>
          </table:table-cell>
          <table:table-cell office:value-type="float" office:value="6817432.9" calcext:value-type="float">
            <text:p>6817432.9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2932.9" calcext:value-type="float">
            <text:p>2932.9</text:p>
          </table:table-cell>
          <table:table-cell office:value-type="float" office:value="2428.419" calcext:value-type="float">
            <text:p>2428.419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325.75" calcext:value-type="float">
            <text:p>325.7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5.75" calcext:value-type="float">
            <text:p>325.75</text:p>
          </table:table-cell>
          <table:table-cell office:value-type="float" office:value="457146.19" calcext:value-type="float">
            <text:p>457146.19</text:p>
          </table:table-cell>
          <table:table-cell office:value-type="float" office:value="6817726.07" calcext:value-type="float">
            <text:p>6817726.07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052.2" calcext:value-type="float">
            <text:p>3052.2</text:p>
          </table:table-cell>
          <table:table-cell office:value-type="float" office:value="2461.282" calcext:value-type="float">
            <text:p>2461.282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89.94" calcext:value-type="float">
            <text:p>289.9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9.94" calcext:value-type="float">
            <text:p>289.94</text:p>
          </table:table-cell>
          <table:table-cell office:value-type="float" office:value="457184.68" calcext:value-type="float">
            <text:p>457184.68</text:p>
          </table:table-cell>
          <table:table-cell office:value-type="float" office:value="6817833.95" calcext:value-type="float">
            <text:p>6817833.95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13.1" calcext:value-type="float">
            <text:p>3113.1</text:p>
          </table:table-cell>
          <table:table-cell office:value-type="float" office:value="2476.274" calcext:value-type="float">
            <text:p>2476.274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292.42" calcext:value-type="float">
            <text:p>292.4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42" calcext:value-type="float">
            <text:p>292.42</text:p>
          </table:table-cell>
          <table:table-cell office:value-type="float" office:value="457208" calcext:value-type="float">
            <text:p>457208</text:p>
          </table:table-cell>
          <table:table-cell office:value-type="float" office:value="6817888.12" calcext:value-type="float">
            <text:p>6817888.12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173.2" calcext:value-type="float">
            <text:p>3173.2</text:p>
          </table:table-cell>
          <table:table-cell office:value-type="float" office:value="2490.651" calcext:value-type="float">
            <text:p>2490.651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99.98" calcext:value-type="float">
            <text:p>299.9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9.98" calcext:value-type="float">
            <text:p>299.98</text:p>
          </table:table-cell>
          <table:table-cell office:value-type="float" office:value="457234.14" calcext:value-type="float">
            <text:p>457234.14</text:p>
          </table:table-cell>
          <table:table-cell office:value-type="float" office:value="6817940.27" calcext:value-type="float">
            <text:p>6817940.27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19.9" calcext:value-type="float">
            <text:p>3219.9</text:p>
          </table:table-cell>
          <table:table-cell office:value-type="float" office:value="2501.6" calcext:value-type="float">
            <text:p>2501.6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93.04" calcext:value-type="float">
            <text:p>293.0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3.04" calcext:value-type="float">
            <text:p>293.04</text:p>
          </table:table-cell>
          <table:table-cell office:value-type="float" office:value="457255.34" calcext:value-type="float">
            <text:p>457255.34</text:p>
          </table:table-cell>
          <table:table-cell office:value-type="float" office:value="6817980.39" calcext:value-type="float">
            <text:p>6817980.39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75.2" calcext:value-type="float">
            <text:p>3275.2</text:p>
          </table:table-cell>
          <table:table-cell office:value-type="float" office:value="2514.427" calcext:value-type="float">
            <text:p>2514.427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83.66" calcext:value-type="float">
            <text:p>283.6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3.66" calcext:value-type="float">
            <text:p>283.66</text:p>
          </table:table-cell>
          <table:table-cell office:value-type="float" office:value="457280.8" calcext:value-type="float">
            <text:p>457280.8</text:p>
          </table:table-cell>
          <table:table-cell office:value-type="float" office:value="6818027.75" calcext:value-type="float">
            <text:p>6818027.75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291" calcext:value-type="float">
            <text:p>3291</text:p>
          </table:table-cell>
          <table:table-cell office:value-type="float" office:value="2518.088" calcext:value-type="float">
            <text:p>2518.088</text:p>
          </table:table-cell>
          <table:table-cell office:value-type="string" calcext:value-type="string">
            <text:p>AF9.4 <text:s text:c="30"/></text:p>
          </table:table-cell>
          <table:table-cell office:value-type="float" office:value="283.82" calcext:value-type="float">
            <text:p>283.8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3.82" calcext:value-type="float">
            <text:p>283.82</text:p>
          </table:table-cell>
          <table:table-cell office:value-type="float" office:value="457287.96" calcext:value-type="float">
            <text:p>457287.96</text:p>
          </table:table-cell>
          <table:table-cell office:value-type="float" office:value="6818041.34" calcext:value-type="float">
            <text:p>6818041.34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341.2" calcext:value-type="float">
            <text:p>3341.2</text:p>
          </table:table-cell>
          <table:table-cell office:value-type="float" office:value="2529.754" calcext:value-type="float">
            <text:p>2529.754</text:p>
          </table:table-cell>
          <table:table-cell office:value-type="string" calcext:value-type="string">
            <text:p>AF9.4 <text:s text:c="30"/></text:p>
          </table:table-cell>
          <table:table-cell office:value-type="float" office:value="319.75" calcext:value-type="float">
            <text:p>319.7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9.75" calcext:value-type="float">
            <text:p>319.75</text:p>
          </table:table-cell>
          <table:table-cell office:value-type="float" office:value="457310.18" calcext:value-type="float">
            <text:p>457310.18</text:p>
          </table:table-cell>
          <table:table-cell office:value-type="float" office:value="6818084.8" calcext:value-type="float">
            <text:p>6818084.8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45.9" calcext:value-type="float">
            <text:p>3445.9</text:p>
          </table:table-cell>
          <table:table-cell office:value-type="float" office:value="2553.988" calcext:value-type="float">
            <text:p>2553.988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10.26" calcext:value-type="float">
            <text:p>310.2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0.26" calcext:value-type="float">
            <text:p>310.26</text:p>
          </table:table-cell>
          <table:table-cell office:value-type="float" office:value="457356.02" calcext:value-type="float">
            <text:p>457356.02</text:p>
          </table:table-cell>
          <table:table-cell office:value-type="float" office:value="6818175.71" calcext:value-type="float">
            <text:p>6818175.71</text:p>
          </table:table-cell>
          <table:table-cell/>
        </table:table-row>
        <table:table-row table:style-name="ro1">
          <table:table-cell office:value-type="string" calcext:value-type="string">
            <text:p>NO 42/7-W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7-28 <text:s text:c="2"/></text:p>
          </table:table-cell>
          <table:table-cell office:value-type="float" office:value="3476.4" calcext:value-type="float">
            <text:p>3476.4</text:p>
          </table:table-cell>
          <table:table-cell office:value-type="float" office:value="2561.351" calcext:value-type="float">
            <text:p>2561.351</text:p>
          </table:table-cell>
          <table:table-cell office:value-type="string" calcext:value-type="string">
            <text:p>AF9.3 <text:s text:c="30"/></text:p>
          </table:table-cell>
          <table:table-cell office:value-type="float" office:value="318.71" calcext:value-type="float">
            <text:p>318.7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8.71" calcext:value-type="float">
            <text:p>318.71</text:p>
          </table:table-cell>
          <table:table-cell office:value-type="float" office:value="457369.57" calcext:value-type="float">
            <text:p>457369.57</text:p>
          </table:table-cell>
          <table:table-cell office:value-type="float" office:value="6818202.01" calcext:value-type="float">
            <text:p>6818202.01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02.51" calcext:value-type="float">
            <text:p>2702.51</text:p>
          </table:table-cell>
          <table:table-cell office:value-type="float" office:value="2367.632" calcext:value-type="float">
            <text:p>2367.632</text:p>
          </table:table-cell>
          <table:table-cell office:value-type="string" calcext:value-type="string">
            <text:p>AF8.2 <text:s text:c="30"/></text:p>
          </table:table-cell>
          <table:table-cell office:value-type="float" office:value="292.01" calcext:value-type="float">
            <text:p>292.0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01" calcext:value-type="float">
            <text:p>292.01</text:p>
          </table:table-cell>
          <table:table-cell office:value-type="float" office:value="458667.11" calcext:value-type="float">
            <text:p>458667.11</text:p>
          </table:table-cell>
          <table:table-cell office:value-type="float" office:value="6816563.48" calcext:value-type="float">
            <text:p>6816563.48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10.31" calcext:value-type="float">
            <text:p>2710.31</text:p>
          </table:table-cell>
          <table:table-cell office:value-type="float" office:value="2374.71" calcext:value-type="float">
            <text:p>2374.71</text:p>
          </table:table-cell>
          <table:table-cell office:value-type="string" calcext:value-type="string">
            <text:p>AF8.1 <text:s text:c="30"/></text:p>
          </table:table-cell>
          <table:table-cell office:value-type="float" office:value="292.74" calcext:value-type="float">
            <text:p>292.7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74" calcext:value-type="float">
            <text:p>292.74</text:p>
          </table:table-cell>
          <table:table-cell office:value-type="float" office:value="458668.97" calcext:value-type="float">
            <text:p>458668.97</text:p>
          </table:table-cell>
          <table:table-cell office:value-type="float" office:value="6816560.78" calcext:value-type="float">
            <text:p>6816560.78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47.87" calcext:value-type="float">
            <text:p>2747.87</text:p>
          </table:table-cell>
          <table:table-cell office:value-type="float" office:value="2408.793" calcext:value-type="float">
            <text:p>2408.793</text:p>
          </table:table-cell>
          <table:table-cell office:value-type="string" calcext:value-type="string">
            <text:p>AF7 <text:s text:c="30"/></text:p>
          </table:table-cell>
          <table:table-cell office:value-type="float" office:value="320.4" calcext:value-type="float">
            <text:p>320.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0.4" calcext:value-type="float">
            <text:p>320.4</text:p>
          </table:table-cell>
          <table:table-cell office:value-type="float" office:value="458677.72" calcext:value-type="float">
            <text:p>458677.72</text:p>
          </table:table-cell>
          <table:table-cell office:value-type="float" office:value="6816547.66" calcext:value-type="float">
            <text:p>6816547.66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53.17" calcext:value-type="float">
            <text:p>2753.17</text:p>
          </table:table-cell>
          <table:table-cell office:value-type="float" office:value="2413.602" calcext:value-type="float">
            <text:p>2413.602</text:p>
          </table:table-cell>
          <table:table-cell office:value-type="string" calcext:value-type="string">
            <text:p>AF7 <text:s text:c="30"/></text:p>
          </table:table-cell>
          <table:table-cell office:value-type="float" office:value="320.61" calcext:value-type="float">
            <text:p>320.6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0.61" calcext:value-type="float">
            <text:p>320.61</text:p>
          </table:table-cell>
          <table:table-cell office:value-type="float" office:value="458678.95" calcext:value-type="float">
            <text:p>458678.95</text:p>
          </table:table-cell>
          <table:table-cell office:value-type="float" office:value="6816545.8" calcext:value-type="float">
            <text:p>6816545.8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775.21" calcext:value-type="float">
            <text:p>2775.21</text:p>
          </table:table-cell>
          <table:table-cell office:value-type="float" office:value="2433.605" calcext:value-type="float">
            <text:p>2433.605</text:p>
          </table:table-cell>
          <table:table-cell office:value-type="string" calcext:value-type="string">
            <text:p>AF7 <text:s text:c="30"/></text:p>
          </table:table-cell>
          <table:table-cell office:value-type="float" office:value="318.67" calcext:value-type="float">
            <text:p>318.6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8.67" calcext:value-type="float">
            <text:p>318.67</text:p>
          </table:table-cell>
          <table:table-cell office:value-type="float" office:value="458684.09" calcext:value-type="float">
            <text:p>458684.09</text:p>
          </table:table-cell>
          <table:table-cell office:value-type="float" office:value="6816538.1" calcext:value-type="float">
            <text:p>6816538.1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04.76" calcext:value-type="float">
            <text:p>2804.76</text:p>
          </table:table-cell>
          <table:table-cell office:value-type="float" office:value="2460.435" calcext:value-type="float">
            <text:p>2460.435</text:p>
          </table:table-cell>
          <table:table-cell office:value-type="string" calcext:value-type="string">
            <text:p>AF7 <text:s text:c="30"/></text:p>
          </table:table-cell>
          <table:table-cell office:value-type="float" office:value="304.1" calcext:value-type="float">
            <text:p>304.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4.1" calcext:value-type="float">
            <text:p>304.1</text:p>
          </table:table-cell>
          <table:table-cell office:value-type="float" office:value="458690.93" calcext:value-type="float">
            <text:p>458690.93</text:p>
          </table:table-cell>
          <table:table-cell office:value-type="float" office:value="6816527.79" calcext:value-type="float">
            <text:p>6816527.79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17.03" calcext:value-type="float">
            <text:p>2817.03</text:p>
          </table:table-cell>
          <table:table-cell office:value-type="float" office:value="2471.58" calcext:value-type="float">
            <text:p>2471.58</text:p>
          </table:table-cell>
          <table:table-cell office:value-type="string" calcext:value-type="string">
            <text:p>AF6U <text:s text:c="30"/></text:p>
          </table:table-cell>
          <table:table-cell office:value-type="float" office:value="305.16" calcext:value-type="float">
            <text:p>305.1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5.16" calcext:value-type="float">
            <text:p>305.16</text:p>
          </table:table-cell>
          <table:table-cell office:value-type="float" office:value="458693.76" calcext:value-type="float">
            <text:p>458693.76</text:p>
          </table:table-cell>
          <table:table-cell office:value-type="float" office:value="6816523.51" calcext:value-type="float">
            <text:p>6816523.51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37.65" calcext:value-type="float">
            <text:p>2837.65</text:p>
          </table:table-cell>
          <table:table-cell office:value-type="float" office:value="2490.311" calcext:value-type="float">
            <text:p>2490.311</text:p>
          </table:table-cell>
          <table:table-cell office:value-type="string" calcext:value-type="string">
            <text:p>AF6U <text:s text:c="30"/></text:p>
          </table:table-cell>
          <table:table-cell office:value-type="float" office:value="302.47" calcext:value-type="float">
            <text:p>302.47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2.47" calcext:value-type="float">
            <text:p>302.47</text:p>
          </table:table-cell>
          <table:table-cell office:value-type="float" office:value="458698.41" calcext:value-type="float">
            <text:p>458698.41</text:p>
          </table:table-cell>
          <table:table-cell office:value-type="float" office:value="6816516.26" calcext:value-type="float">
            <text:p>6816516.26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857.21" calcext:value-type="float">
            <text:p>2857.21</text:p>
          </table:table-cell>
          <table:table-cell office:value-type="float" office:value="2508.075" calcext:value-type="float">
            <text:p>2508.075</text:p>
          </table:table-cell>
          <table:table-cell office:value-type="string" calcext:value-type="string">
            <text:p>AF6L <text:s text:c="30"/></text:p>
          </table:table-cell>
          <table:table-cell office:value-type="float" office:value="303.28" calcext:value-type="float">
            <text:p>303.2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3.28" calcext:value-type="float">
            <text:p>303.28</text:p>
          </table:table-cell>
          <table:table-cell office:value-type="float" office:value="458702.85" calcext:value-type="float">
            <text:p>458702.85</text:p>
          </table:table-cell>
          <table:table-cell office:value-type="float" office:value="6816509.38" calcext:value-type="float">
            <text:p>6816509.38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02.41" calcext:value-type="float">
            <text:p>2902.41</text:p>
          </table:table-cell>
          <table:table-cell office:value-type="float" office:value="2549.113" calcext:value-type="float">
            <text:p>2549.113</text:p>
          </table:table-cell>
          <table:table-cell office:value-type="string" calcext:value-type="string">
            <text:p>AF5 <text:s text:c="30"/></text:p>
          </table:table-cell>
          <table:table-cell office:value-type="float" office:value="313.7" calcext:value-type="float">
            <text:p>313.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.7" calcext:value-type="float">
            <text:p>313.7</text:p>
          </table:table-cell>
          <table:table-cell office:value-type="float" office:value="458713.15" calcext:value-type="float">
            <text:p>458713.15</text:p>
          </table:table-cell>
          <table:table-cell office:value-type="float" office:value="6816493.49" calcext:value-type="float">
            <text:p>6816493.49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19.95" calcext:value-type="float">
            <text:p>2919.95</text:p>
          </table:table-cell>
          <table:table-cell office:value-type="float" office:value="2565.042" calcext:value-type="float">
            <text:p>2565.042</text:p>
          </table:table-cell>
          <table:table-cell office:value-type="string" calcext:value-type="string">
            <text:p>AF5 <text:s text:c="30"/></text:p>
          </table:table-cell>
          <table:table-cell office:value-type="float" office:value="313.55" calcext:value-type="float">
            <text:p>313.5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3.55" calcext:value-type="float">
            <text:p>313.55</text:p>
          </table:table-cell>
          <table:table-cell office:value-type="float" office:value="458717.21" calcext:value-type="float">
            <text:p>458717.21</text:p>
          </table:table-cell>
          <table:table-cell office:value-type="float" office:value="6816487.37" calcext:value-type="float">
            <text:p>6816487.37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31.22" calcext:value-type="float">
            <text:p>2931.22</text:p>
          </table:table-cell>
          <table:table-cell office:value-type="float" office:value="2575.278" calcext:value-type="float">
            <text:p>2575.278</text:p>
          </table:table-cell>
          <table:table-cell office:value-type="string" calcext:value-type="string">
            <text:p>AF4 <text:s text:c="30"/></text:p>
          </table:table-cell>
          <table:table-cell office:value-type="float" office:value="314.8" calcext:value-type="float">
            <text:p>314.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4.8" calcext:value-type="float">
            <text:p>314.8</text:p>
          </table:table-cell>
          <table:table-cell office:value-type="float" office:value="458719.82" calcext:value-type="float">
            <text:p>458719.82</text:p>
          </table:table-cell>
          <table:table-cell office:value-type="float" office:value="6816483.44" calcext:value-type="float">
            <text:p>6816483.44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57.58" calcext:value-type="float">
            <text:p>2957.58</text:p>
          </table:table-cell>
          <table:table-cell office:value-type="float" office:value="2599.222" calcext:value-type="float">
            <text:p>2599.222</text:p>
          </table:table-cell>
          <table:table-cell office:value-type="string" calcext:value-type="string">
            <text:p>AF3 <text:s text:c="30"/></text:p>
          </table:table-cell>
          <table:table-cell office:value-type="float" office:value="325.11" calcext:value-type="float">
            <text:p>325.11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5.11" calcext:value-type="float">
            <text:p>325.11</text:p>
          </table:table-cell>
          <table:table-cell office:value-type="float" office:value="458726" calcext:value-type="float">
            <text:p>458726</text:p>
          </table:table-cell>
          <table:table-cell office:value-type="float" office:value="6816474.32" calcext:value-type="float">
            <text:p>6816474.32</text:p>
          </table:table-cell>
          <table:table-cell/>
        </table:table-row>
        <table:table-row table:style-name="ro1">
          <table:table-cell office:value-type="string" calcext:value-type="string">
            <text:p>NO 42/7-W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2-06 <text:s text:c="2"/></text:p>
          </table:table-cell>
          <table:table-cell office:value-type="float" office:value="2968.5" calcext:value-type="float">
            <text:p>2968.5</text:p>
          </table:table-cell>
          <table:table-cell office:value-type="float" office:value="2609.142" calcext:value-type="float">
            <text:p>2609.142</text:p>
          </table:table-cell>
          <table:table-cell office:value-type="string" calcext:value-type="string">
            <text:p>AF3 <text:s text:c="30"/></text:p>
          </table:table-cell>
          <table:table-cell office:value-type="float" office:value="328.67" calcext:value-type="float">
            <text:p>328.6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28.67" calcext:value-type="float">
            <text:p>328.67</text:p>
          </table:table-cell>
          <table:table-cell office:value-type="float" office:value="458728.59" calcext:value-type="float">
            <text:p>458728.59</text:p>
          </table:table-cell>
          <table:table-cell office:value-type="float" office:value="6816470.57" calcext:value-type="float">
            <text:p>6816470.57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714.2" calcext:value-type="float">
            <text:p>2714.2</text:p>
          </table:table-cell>
          <table:table-cell office:value-type="float" office:value="2430.481" calcext:value-type="float">
            <text:p>2430.481</text:p>
          </table:table-cell>
          <table:table-cell office:value-type="string" calcext:value-type="string">
            <text:p>AF10.4 <text:s text:c="29"/></text:p>
          </table:table-cell>
          <table:table-cell office:value-type="float" office:value="337.71" calcext:value-type="float">
            <text:p>337.7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37.71" calcext:value-type="float">
            <text:p>337.71</text:p>
          </table:table-cell>
          <table:table-cell office:value-type="float" office:value="457370.43" calcext:value-type="float">
            <text:p>457370.43</text:p>
          </table:table-cell>
          <table:table-cell office:value-type="float" office:value="6816712.65" calcext:value-type="float">
            <text:p>6816712.65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798.5" calcext:value-type="float">
            <text:p>2798.5</text:p>
          </table:table-cell>
          <table:table-cell office:value-type="float" office:value="2475.991" calcext:value-type="float">
            <text:p>2475.991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363.14" calcext:value-type="float">
            <text:p>457363.14</text:p>
          </table:table-cell>
          <table:table-cell office:value-type="float" office:value="6816642.1" calcext:value-type="float">
            <text:p>6816642.1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799.1" calcext:value-type="float">
            <text:p>2799.1</text:p>
          </table:table-cell>
          <table:table-cell office:value-type="float" office:value="2476.315" calcext:value-type="float">
            <text:p>2476.315</text:p>
          </table:table-cell>
          <table:table-cell office:value-type="string" calcext:value-type="string">
            <text:p>AF10.3 <text:s text:c="29"/>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99.25" calcext:value-type="float">
            <text:p>-799.25</text:p>
          </table:table-cell>
          <table:table-cell office:value-type="float" office:value="457363.09" calcext:value-type="float">
            <text:p>457363.09</text:p>
          </table:table-cell>
          <table:table-cell office:value-type="float" office:value="6816641.59" calcext:value-type="float">
            <text:p>6816641.59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842" calcext:value-type="float">
            <text:p>2842</text:p>
          </table:table-cell>
          <table:table-cell office:value-type="float" office:value="2499.415" calcext:value-type="float">
            <text:p>2499.415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341.32" calcext:value-type="float">
            <text:p>341.3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1.32" calcext:value-type="float">
            <text:p>341.32</text:p>
          </table:table-cell>
          <table:table-cell office:value-type="float" office:value="457359.69" calcext:value-type="float">
            <text:p>457359.69</text:p>
          </table:table-cell>
          <table:table-cell office:value-type="float" office:value="6816605.62" calcext:value-type="float">
            <text:p>6816605.62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885.5" calcext:value-type="float">
            <text:p>2885.5</text:p>
          </table:table-cell>
          <table:table-cell office:value-type="float" office:value="2522.489" calcext:value-type="float">
            <text:p>2522.489</text:p>
          </table:table-cell>
          <table:table-cell office:value-type="string" calcext:value-type="string">
            <text:p>AF10.2 <text:s text:c="29"/></text:p>
          </table:table-cell>
          <table:table-cell office:value-type="float" office:value="310.49" calcext:value-type="float">
            <text:p>310.4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0.49" calcext:value-type="float">
            <text:p>310.49</text:p>
          </table:table-cell>
          <table:table-cell office:value-type="float" office:value="457356" calcext:value-type="float">
            <text:p>457356</text:p>
          </table:table-cell>
          <table:table-cell office:value-type="float" office:value="6816568.94" calcext:value-type="float">
            <text:p>6816568.94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919.1" calcext:value-type="float">
            <text:p>2919.1</text:p>
          </table:table-cell>
          <table:table-cell office:value-type="float" office:value="2540.19" calcext:value-type="float">
            <text:p>2540.19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298.58" calcext:value-type="float">
            <text:p>298.5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58" calcext:value-type="float">
            <text:p>298.58</text:p>
          </table:table-cell>
          <table:table-cell office:value-type="float" office:value="457352.89" calcext:value-type="float">
            <text:p>457352.89</text:p>
          </table:table-cell>
          <table:table-cell office:value-type="float" office:value="6816540.56" calcext:value-type="float">
            <text:p>6816540.56</text:p>
          </table:table-cell>
          <table:table-cell/>
        </table:table-row>
        <table:table-row table:style-name="ro1">
          <table:table-cell office:value-type="string" calcext:value-type="string">
            <text:p>NO 42/7-W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0-01-8 <text:s text:c="2"/></text:p>
          </table:table-cell>
          <table:table-cell office:value-type="float" office:value="2968.4" calcext:value-type="float">
            <text:p>2968.4</text:p>
          </table:table-cell>
          <table:table-cell office:value-type="float" office:value="2566.252" calcext:value-type="float">
            <text:p>2566.252</text:p>
          </table:table-cell>
          <table:table-cell office:value-type="string" calcext:value-type="string">
            <text:p>AF10.1 <text:s text:c="29"/></text:p>
          </table:table-cell>
          <table:table-cell office:value-type="float" office:value="347.58" calcext:value-type="float">
            <text:p>347.5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7.58" calcext:value-type="float">
            <text:p>347.58</text:p>
          </table:table-cell>
          <table:table-cell office:value-type="float" office:value="457348.54" calcext:value-type="float">
            <text:p>457348.54</text:p>
          </table:table-cell>
          <table:table-cell office:value-type="float" office:value="6816498.96" calcext:value-type="float">
            <text:p>6816498.96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2970.83" calcext:value-type="float">
            <text:p>2970.83</text:p>
          </table:table-cell>
          <table:table-cell office:value-type="float" office:value="2392.016" calcext:value-type="float">
            <text:p>2392.016</text:p>
          </table:table-cell>
          <table:table-cell office:value-type="string" calcext:value-type="string">
            <text:p>AF7 <text:s text:c="30"/></text:p>
          </table:table-cell>
          <table:table-cell office:value-type="float" office:value="291.2" calcext:value-type="float">
            <text:p>291.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2" calcext:value-type="float">
            <text:p>291.2</text:p>
          </table:table-cell>
          <table:table-cell office:value-type="float" office:value="458917.14" calcext:value-type="float">
            <text:p>458917.14</text:p>
          </table:table-cell>
          <table:table-cell office:value-type="float" office:value="6819030.36" calcext:value-type="float">
            <text:p>6819030.36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030.76" calcext:value-type="float">
            <text:p>3030.76</text:p>
          </table:table-cell>
          <table:table-cell office:value-type="float" office:value="2401.622" calcext:value-type="float">
            <text:p>2401.622</text:p>
          </table:table-cell>
          <table:table-cell office:value-type="string" calcext:value-type="string">
            <text:p>AF7 <text:s text:c="30"/></text:p>
          </table:table-cell>
          <table:table-cell office:value-type="float" office:value="291.68" calcext:value-type="float">
            <text:p>291.68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68" calcext:value-type="float">
            <text:p>291.68</text:p>
          </table:table-cell>
          <table:table-cell office:value-type="float" office:value="458960.5" calcext:value-type="float">
            <text:p>458960.5</text:p>
          </table:table-cell>
          <table:table-cell office:value-type="float" office:value="6819070.56" calcext:value-type="float">
            <text:p>6819070.56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107.07" calcext:value-type="float">
            <text:p>3107.07</text:p>
          </table:table-cell>
          <table:table-cell office:value-type="float" office:value="2414.226" calcext:value-type="float">
            <text:p>2414.226</text:p>
          </table:table-cell>
          <table:table-cell office:value-type="string" calcext:value-type="string">
            <text:p>AF6U <text:s text:c="30"/></text:p>
          </table:table-cell>
          <table:table-cell office:value-type="float" office:value="292.94" calcext:value-type="float">
            <text:p>292.94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94" calcext:value-type="float">
            <text:p>292.94</text:p>
          </table:table-cell>
          <table:table-cell office:value-type="float" office:value="459016.34" calcext:value-type="float">
            <text:p>459016.34</text:p>
          </table:table-cell>
          <table:table-cell office:value-type="float" office:value="6819120.98" calcext:value-type="float">
            <text:p>6819120.98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222.77" calcext:value-type="float">
            <text:p>3222.77</text:p>
          </table:table-cell>
          <table:table-cell office:value-type="float" office:value="2434.671" calcext:value-type="float">
            <text:p>2434.671</text:p>
          </table:table-cell>
          <table:table-cell office:value-type="string" calcext:value-type="string">
            <text:p>AF6L <text:s text:c="30"/></text:p>
          </table:table-cell>
          <table:table-cell office:value-type="float" office:value="292.3" calcext:value-type="float">
            <text:p>292.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3" calcext:value-type="float">
            <text:p>292.3</text:p>
          </table:table-cell>
          <table:table-cell office:value-type="float" office:value="459100.46" calcext:value-type="float">
            <text:p>459100.46</text:p>
          </table:table-cell>
          <table:table-cell office:value-type="float" office:value="6819197.67" calcext:value-type="float">
            <text:p>6819197.67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371.35" calcext:value-type="float">
            <text:p>3371.35</text:p>
          </table:table-cell>
          <table:table-cell office:value-type="float" office:value="2462.341" calcext:value-type="float">
            <text:p>2462.341</text:p>
          </table:table-cell>
          <table:table-cell office:value-type="string" calcext:value-type="string">
            <text:p>AF6L <text:s text:c="30"/></text:p>
          </table:table-cell>
          <table:table-cell office:value-type="float" office:value="292.34" calcext:value-type="float">
            <text:p>292.34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34" calcext:value-type="float">
            <text:p>292.34</text:p>
          </table:table-cell>
          <table:table-cell office:value-type="float" office:value="459209.21" calcext:value-type="float">
            <text:p>459209.21</text:p>
          </table:table-cell>
          <table:table-cell office:value-type="float" office:value="6819294.97" calcext:value-type="float">
            <text:p>6819294.97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33.77" calcext:value-type="float">
            <text:p>3433.77</text:p>
          </table:table-cell>
          <table:table-cell office:value-type="float" office:value="2473.992" calcext:value-type="float">
            <text:p>2473.992</text:p>
          </table:table-cell>
          <table:table-cell office:value-type="string" calcext:value-type="string">
            <text:p>AF5 <text:s text:c="30"/></text:p>
          </table:table-cell>
          <table:table-cell office:value-type="float" office:value="306.51" calcext:value-type="float">
            <text:p>306.5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6.51" calcext:value-type="float">
            <text:p>306.51</text:p>
          </table:table-cell>
          <table:table-cell office:value-type="float" office:value="459254.8" calcext:value-type="float">
            <text:p>459254.8</text:p>
          </table:table-cell>
          <table:table-cell office:value-type="float" office:value="6819335.95" calcext:value-type="float">
            <text:p>6819335.95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484.73" calcext:value-type="float">
            <text:p>3484.73</text:p>
          </table:table-cell>
          <table:table-cell office:value-type="float" office:value="2483.635" calcext:value-type="float">
            <text:p>2483.635</text:p>
          </table:table-cell>
          <table:table-cell office:value-type="string" calcext:value-type="string">
            <text:p>AF5 <text:s text:c="30"/></text:p>
          </table:table-cell>
          <table:table-cell office:value-type="float" office:value="307.42" calcext:value-type="float">
            <text:p>307.4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7.42" calcext:value-type="float">
            <text:p>307.42</text:p>
          </table:table-cell>
          <table:table-cell office:value-type="float" office:value="459292.09" calcext:value-type="float">
            <text:p>459292.09</text:p>
          </table:table-cell>
          <table:table-cell office:value-type="float" office:value="6819369.29" calcext:value-type="float">
            <text:p>6819369.29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559.01" calcext:value-type="float">
            <text:p>3559.01</text:p>
          </table:table-cell>
          <table:table-cell office:value-type="float" office:value="2498.377" calcext:value-type="float">
            <text:p>2498.377</text:p>
          </table:table-cell>
          <table:table-cell office:value-type="string" calcext:value-type="string">
            <text:p>AF5 <text:s text:c="30"/></text:p>
          </table:table-cell>
          <table:table-cell office:value-type="float" office:value="309.58" calcext:value-type="float">
            <text:p>309.58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9.58" calcext:value-type="float">
            <text:p>309.58</text:p>
          </table:table-cell>
          <table:table-cell office:value-type="float" office:value="459346.52" calcext:value-type="float">
            <text:p>459346.52</text:p>
          </table:table-cell>
          <table:table-cell office:value-type="float" office:value="6819417.59" calcext:value-type="float">
            <text:p>6819417.59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07.77" calcext:value-type="float">
            <text:p>3607.77</text:p>
          </table:table-cell>
          <table:table-cell office:value-type="float" office:value="2511.906" calcext:value-type="float">
            <text:p>2511.906</text:p>
          </table:table-cell>
          <table:table-cell office:value-type="string" calcext:value-type="string">
            <text:p>AF4 <text:s text:c="30"/></text:p>
          </table:table-cell>
          <table:table-cell office:value-type="float" office:value="315.3" calcext:value-type="float">
            <text:p>315.3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5.3" calcext:value-type="float">
            <text:p>315.3</text:p>
          </table:table-cell>
          <table:table-cell office:value-type="float" office:value="459381.25" calcext:value-type="float">
            <text:p>459381.25</text:p>
          </table:table-cell>
          <table:table-cell office:value-type="float" office:value="6819448.97" calcext:value-type="float">
            <text:p>6819448.97</text:p>
          </table:table-cell>
          <table:table-cell/>
        </table:table-row>
        <table:table-row table:style-name="ro1">
          <table:table-cell office:value-type="string" calcext:value-type="string">
            <text:p>NO 42/7-A-1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13 <text:s text:c="2"/></text:p>
          </table:table-cell>
          <table:table-cell office:value-type="float" office:value="3639.77" calcext:value-type="float">
            <text:p>3639.77</text:p>
          </table:table-cell>
          <table:table-cell office:value-type="float" office:value="2522.671" calcext:value-type="float">
            <text:p>2522.671</text:p>
          </table:table-cell>
          <table:table-cell office:value-type="string" calcext:value-type="string">
            <text:p>AF4 <text:s text:c="30"/></text:p>
          </table:table-cell>
          <table:table-cell office:value-type="float" office:value="316.03" calcext:value-type="float">
            <text:p>316.0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16.03" calcext:value-type="float">
            <text:p>316.03</text:p>
          </table:table-cell>
          <table:table-cell office:value-type="float" office:value="459403.3" calcext:value-type="float">
            <text:p>459403.3</text:p>
          </table:table-cell>
          <table:table-cell office:value-type="float" office:value="6819469.47" calcext:value-type="float">
            <text:p>6819469.47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66" calcext:value-type="float">
            <text:p>2866</text:p>
          </table:table-cell>
          <table:table-cell office:value-type="float" office:value="2397.141" calcext:value-type="float">
            <text:p>2397.141</text:p>
          </table:table-cell>
          <table:table-cell office:value-type="string" calcext:value-type="string">
            <text:p>AF6U <text:s text:c="30"/></text:p>
          </table:table-cell>
          <table:table-cell office:value-type="float" office:value="264.72" calcext:value-type="float">
            <text:p>264.72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64.72" calcext:value-type="float">
            <text:p>264.72</text:p>
          </table:table-cell>
          <table:table-cell office:value-type="float" office:value="459934.88" calcext:value-type="float">
            <text:p>459934.88</text:p>
          </table:table-cell>
          <table:table-cell office:value-type="float" office:value="6818920.18" calcext:value-type="float">
            <text:p>6818920.18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879.86" calcext:value-type="float">
            <text:p>2879.86</text:p>
          </table:table-cell>
          <table:table-cell office:value-type="float" office:value="2400.834" calcext:value-type="float">
            <text:p>2400.834</text:p>
          </table:table-cell>
          <table:table-cell office:value-type="string" calcext:value-type="string">
            <text:p>AF6U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948.22" calcext:value-type="float">
            <text:p>459948.22</text:p>
          </table:table-cell>
          <table:table-cell office:value-type="float" office:value="6818920.88" calcext:value-type="float">
            <text:p>6818920.88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2928.91" calcext:value-type="float">
            <text:p>2928.91</text:p>
          </table:table-cell>
          <table:table-cell office:value-type="float" office:value="2412.436" calcext:value-type="float">
            <text:p>2412.436</text:p>
          </table:table-cell>
          <table:table-cell office:value-type="string" calcext:value-type="string">
            <text:p>AF6L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995.78" calcext:value-type="float">
            <text:p>459995.78</text:p>
          </table:table-cell>
          <table:table-cell office:value-type="float" office:value="6818923.71" calcext:value-type="float">
            <text:p>6818923.71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04.7" calcext:value-type="float">
            <text:p>3004.7</text:p>
          </table:table-cell>
          <table:table-cell office:value-type="float" office:value="2423.437" calcext:value-type="float">
            <text:p>2423.437</text:p>
          </table:table-cell>
          <table:table-cell office:value-type="string" calcext:value-type="string">
            <text:p>AF5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070.58" calcext:value-type="float">
            <text:p>460070.58</text:p>
          </table:table-cell>
          <table:table-cell office:value-type="float" office:value="6818928.03" calcext:value-type="float">
            <text:p>6818928.03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8" calcext:value-type="float">
            <text:p>3054.78</text:p>
          </table:table-cell>
          <table:table-cell office:value-type="float" office:value="2426.748" calcext:value-type="float">
            <text:p>2426.748</text:p>
          </table:table-cell>
          <table:table-cell office:value-type="string" calcext:value-type="string">
            <text:p>AF4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120.46" calcext:value-type="float">
            <text:p>460120.46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054.79" calcext:value-type="float">
            <text:p>3054.79</text:p>
          </table:table-cell>
          <table:table-cell office:value-type="float" office:value="2426.749" calcext:value-type="float">
            <text:p>2426.749</text:p>
          </table:table-cell>
          <table:table-cell office:value-type="string" calcext:value-type="string">
            <text:p>AF4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120.47" calcext:value-type="float">
            <text:p>460120.47</text:p>
          </table:table-cell>
          <table:table-cell office:value-type="float" office:value="6818930.83" calcext:value-type="float">
            <text:p>6818930.83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66.6" calcext:value-type="float">
            <text:p>3366.6</text:p>
          </table:table-cell>
          <table:table-cell office:value-type="float" office:value="2430.102" calcext:value-type="float">
            <text:p>2430.102</text:p>
          </table:table-cell>
          <table:table-cell office:value-type="string" calcext:value-type="string">
            <text:p>AF3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431.87" calcext:value-type="float">
            <text:p>460431.87</text:p>
          </table:table-cell>
          <table:table-cell office:value-type="float" office:value="6818945.35" calcext:value-type="float">
            <text:p>6818945.35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393.5" calcext:value-type="float">
            <text:p>3393.5</text:p>
          </table:table-cell>
          <table:table-cell office:value-type="float" office:value="2430.136" calcext:value-type="float">
            <text:p>2430.136</text:p>
          </table:table-cell>
          <table:table-cell office:value-type="string" calcext:value-type="string">
            <text:p>AF3 <text:s text:c="30"/></text:p>
          </table:table-cell>
          <table:table-cell office:value-type="float" office:value="286.17" calcext:value-type="float">
            <text:p>286.1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6.17" calcext:value-type="float">
            <text:p>286.17</text:p>
          </table:table-cell>
          <table:table-cell office:value-type="float" office:value="460458.73" calcext:value-type="float">
            <text:p>460458.73</text:p>
          </table:table-cell>
          <table:table-cell office:value-type="float" office:value="6818946.66" calcext:value-type="float">
            <text:p>6818946.66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600.8" calcext:value-type="float">
            <text:p>3600.8</text:p>
          </table:table-cell>
          <table:table-cell office:value-type="float" office:value="2429.995" calcext:value-type="float">
            <text:p>2429.995</text:p>
          </table:table-cell>
          <table:table-cell office:value-type="string" calcext:value-type="string">
            <text:p>AF3 <text:s text:c="30"/></text:p>
          </table:table-cell>
          <table:table-cell office:value-type="float" office:value="285.6" calcext:value-type="float">
            <text:p>285.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5.6" calcext:value-type="float">
            <text:p>285.6</text:p>
          </table:table-cell>
          <table:table-cell office:value-type="float" office:value="460665.84" calcext:value-type="float">
            <text:p>460665.84</text:p>
          </table:table-cell>
          <table:table-cell office:value-type="float" office:value="6818955.44" calcext:value-type="float">
            <text:p>6818955.44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33.5" calcext:value-type="float">
            <text:p>3733.5</text:p>
          </table:table-cell>
          <table:table-cell office:value-type="float" office:value="2429.838" calcext:value-type="float">
            <text:p>2429.838</text:p>
          </table:table-cell>
          <table:table-cell office:value-type="string" calcext:value-type="string">
            <text:p>AF3 <text:s text:c="30"/></text:p>
          </table:table-cell>
          <table:table-cell office:value-type="float" office:value="287.99" calcext:value-type="float">
            <text:p>287.9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7.99" calcext:value-type="float">
            <text:p>287.99</text:p>
          </table:table-cell>
          <table:table-cell office:value-type="float" office:value="460798.41" calcext:value-type="float">
            <text:p>460798.41</text:p>
          </table:table-cell>
          <table:table-cell office:value-type="float" office:value="6818961.42" calcext:value-type="float">
            <text:p>6818961.42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54.1" calcext:value-type="float">
            <text:p>3754.1</text:p>
          </table:table-cell>
          <table:table-cell office:value-type="float" office:value="2429.866" calcext:value-type="float">
            <text:p>2429.866</text:p>
          </table:table-cell>
          <table:table-cell office:value-type="string" calcext:value-type="string">
            <text:p>AF3 <text:s text:c="30"/></text:p>
          </table:table-cell>
          <table:table-cell office:value-type="float" office:value="288.24" calcext:value-type="float">
            <text:p>288.2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8.24" calcext:value-type="float">
            <text:p>288.24</text:p>
          </table:table-cell>
          <table:table-cell office:value-type="float" office:value="460818.99" calcext:value-type="float">
            <text:p>460818.99</text:p>
          </table:table-cell>
          <table:table-cell office:value-type="float" office:value="6818962.34" calcext:value-type="float">
            <text:p>6818962.34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60.5" calcext:value-type="float">
            <text:p>3760.5</text:p>
          </table:table-cell>
          <table:table-cell office:value-type="float" office:value="2429.876" calcext:value-type="float">
            <text:p>2429.876</text:p>
          </table:table-cell>
          <table:table-cell office:value-type="string" calcext:value-type="string">
            <text:p>AF3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825.38" calcext:value-type="float">
            <text:p>460825.38</text:p>
          </table:table-cell>
          <table:table-cell office:value-type="float" office:value="6818962.62" calcext:value-type="float">
            <text:p>6818962.62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779.3" calcext:value-type="float">
            <text:p>3779.3</text:p>
          </table:table-cell>
          <table:table-cell office:value-type="float" office:value="2429.907" calcext:value-type="float">
            <text:p>2429.907</text:p>
          </table:table-cell>
          <table:table-cell office:value-type="string" calcext:value-type="string">
            <text:p>AF3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60844.16" calcext:value-type="float">
            <text:p>460844.16</text:p>
          </table:table-cell>
          <table:table-cell office:value-type="float" office:value="6818963.43" calcext:value-type="float">
            <text:p>6818963.43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" calcext:value-type="float">
            <text:p>3820.2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AF3 <text:s text:c="30"/></text:p>
          </table:table-cell>
          <table:table-cell office:value-type="float" office:value="291.91" calcext:value-type="float">
            <text:p>291.9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91" calcext:value-type="float">
            <text:p>291.91</text:p>
          </table:table-cell>
          <table:table-cell office:value-type="float" office:value="460885.03" calcext:value-type="float">
            <text:p>460885.03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09" calcext:value-type="float">
            <text:p>3820.209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AF3 <text:s text:c="30"/></text:p>
          </table:table-cell>
          <table:table-cell office:value-type="float" office:value="291.9" calcext:value-type="float">
            <text:p>291.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9" calcext:value-type="float">
            <text:p>291.9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20.213" calcext:value-type="float">
            <text:p>3820.213</text:p>
          </table:table-cell>
          <table:table-cell office:value-type="float" office:value="2429.936" calcext:value-type="float">
            <text:p>2429.936</text:p>
          </table:table-cell>
          <table:table-cell office:value-type="string" calcext:value-type="string">
            <text:p>AF3 <text:s text:c="30"/></text:p>
          </table:table-cell>
          <table:table-cell office:value-type="float" office:value="291.92" calcext:value-type="float">
            <text:p>291.92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1.92" calcext:value-type="float">
            <text:p>291.92</text:p>
          </table:table-cell>
          <table:table-cell office:value-type="float" office:value="460885.04" calcext:value-type="float">
            <text:p>460885.04</text:p>
          </table:table-cell>
          <table:table-cell office:value-type="float" office:value="6818965.11" calcext:value-type="float">
            <text:p>6818965.11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894.6" calcext:value-type="float">
            <text:p>3894.6</text:p>
          </table:table-cell>
          <table:table-cell office:value-type="float" office:value="2431.776" calcext:value-type="float">
            <text:p>2431.776</text:p>
          </table:table-cell>
          <table:table-cell office:value-type="string" calcext:value-type="string">
            <text:p>AF1 <text:s text:c="30"/></text:p>
          </table:table-cell>
          <table:table-cell office:value-type="float" office:value="292.63" calcext:value-type="float">
            <text:p>292.6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63" calcext:value-type="float">
            <text:p>292.63</text:p>
          </table:table-cell>
          <table:table-cell office:value-type="float" office:value="460959.33" calcext:value-type="float">
            <text:p>460959.33</text:p>
          </table:table-cell>
          <table:table-cell office:value-type="float" office:value="6818968" calcext:value-type="float">
            <text:p>6818968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3977.8" calcext:value-type="float">
            <text:p>3977.8</text:p>
          </table:table-cell>
          <table:table-cell office:value-type="float" office:value="2441.635" calcext:value-type="float">
            <text:p>2441.635</text:p>
          </table:table-cell>
          <table:table-cell office:value-type="string" calcext:value-type="string">
            <text:p>AF1 <text:s text:c="30"/></text:p>
          </table:table-cell>
          <table:table-cell office:value-type="float" office:value="292.91" calcext:value-type="float">
            <text:p>292.9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91" calcext:value-type="float">
            <text:p>292.91</text:p>
          </table:table-cell>
          <table:table-cell office:value-type="float" office:value="461041.86" calcext:value-type="float">
            <text:p>461041.86</text:p>
          </table:table-cell>
          <table:table-cell office:value-type="float" office:value="6818970.37" calcext:value-type="float">
            <text:p>6818970.37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052.8" calcext:value-type="float">
            <text:p>4052.8</text:p>
          </table:table-cell>
          <table:table-cell office:value-type="float" office:value="2458.361" calcext:value-type="float">
            <text:p>2458.361</text:p>
          </table:table-cell>
          <table:table-cell office:value-type="string" calcext:value-type="string">
            <text:p>AFML4 <text:s text:c="30"/></text:p>
          </table:table-cell>
          <table:table-cell office:value-type="float" office:value="300.12" calcext:value-type="float">
            <text:p>300.12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0.12" calcext:value-type="float">
            <text:p>300.12</text:p>
          </table:table-cell>
          <table:table-cell office:value-type="float" office:value="461114.89" calcext:value-type="float">
            <text:p>461114.89</text:p>
          </table:table-cell>
          <table:table-cell office:value-type="float" office:value="6818972.53" calcext:value-type="float">
            <text:p>6818972.53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7" calcext:value-type="float">
            <text:p>4149.7</text:p>
          </table:table-cell>
          <table:table-cell office:value-type="float" office:value="2491.63" calcext:value-type="float">
            <text:p>2491.63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41.13" calcext:value-type="float">
            <text:p>341.1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1.13" calcext:value-type="float">
            <text:p>341.13</text:p>
          </table:table-cell>
          <table:table-cell office:value-type="float" office:value="461205.71" calcext:value-type="float">
            <text:p>461205.71</text:p>
          </table:table-cell>
          <table:table-cell office:value-type="float" office:value="6818976.18" calcext:value-type="float">
            <text:p>6818976.18</text:p>
          </table:table-cell>
          <table:table-cell/>
        </table:table-row>
        <table:table-row table:style-name="ro1">
          <table:table-cell office:value-type="string" calcext:value-type="string">
            <text:p>NO 42/7-A-2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9-19 <text:s text:c="2"/></text:p>
          </table:table-cell>
          <table:table-cell office:value-type="float" office:value="4149.975" calcext:value-type="float">
            <text:p>4149.975</text:p>
          </table:table-cell>
          <table:table-cell office:value-type="float" office:value="2491.741" calcext:value-type="float">
            <text:p>2491.741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41.11" calcext:value-type="float">
            <text:p>341.11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1.11" calcext:value-type="float">
            <text:p>341.11</text:p>
          </table:table-cell>
          <table:table-cell office:value-type="float" office:value="461205.96" calcext:value-type="float">
            <text:p>461205.96</text:p>
          </table:table-cell>
          <table:table-cell office:value-type="float" office:value="6818976.2" calcext:value-type="float">
            <text:p>6818976.2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2970.06" calcext:value-type="float">
            <text:p>2970.06</text:p>
          </table:table-cell>
          <table:table-cell office:value-type="float" office:value="2406.249" calcext:value-type="float">
            <text:p>2406.249</text:p>
          </table:table-cell>
          <table:table-cell office:value-type="string" calcext:value-type="string">
            <text:p>AF5 <text:s text:c="30"/></text:p>
          </table:table-cell>
          <table:table-cell office:value-type="float" office:value="296.66" calcext:value-type="float">
            <text:p>296.6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6.66" calcext:value-type="float">
            <text:p>296.66</text:p>
          </table:table-cell>
          <table:table-cell office:value-type="float" office:value="460106.35" calcext:value-type="float">
            <text:p>460106.35</text:p>
          </table:table-cell>
          <table:table-cell office:value-type="float" office:value="6818418.17" calcext:value-type="float">
            <text:p>6818418.17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094.99" calcext:value-type="float">
            <text:p>3094.99</text:p>
          </table:table-cell>
          <table:table-cell office:value-type="float" office:value="2412.864" calcext:value-type="float">
            <text:p>2412.864</text:p>
          </table:table-cell>
          <table:table-cell office:value-type="string" calcext:value-type="string">
            <text:p>AF5 <text:s text:c="30"/></text:p>
          </table:table-cell>
          <table:table-cell office:value-type="float" office:value="294.67" calcext:value-type="float">
            <text:p>294.6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4.67" calcext:value-type="float">
            <text:p>294.67</text:p>
          </table:table-cell>
          <table:table-cell office:value-type="float" office:value="460230.67" calcext:value-type="float">
            <text:p>460230.67</text:p>
          </table:table-cell>
          <table:table-cell office:value-type="float" office:value="6818428.55" calcext:value-type="float">
            <text:p>6818428.55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173.06" calcext:value-type="float">
            <text:p>3173.06</text:p>
          </table:table-cell>
          <table:table-cell office:value-type="float" office:value="2417.09" calcext:value-type="float">
            <text:p>2417.09</text:p>
          </table:table-cell>
          <table:table-cell office:value-type="string" calcext:value-type="string">
            <text:p>AF4 <text:s text:c="30"/></text:p>
          </table:table-cell>
          <table:table-cell office:value-type="float" office:value="298.82" calcext:value-type="float">
            <text:p>298.8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82" calcext:value-type="float">
            <text:p>298.82</text:p>
          </table:table-cell>
          <table:table-cell office:value-type="float" office:value="460308.31" calcext:value-type="float">
            <text:p>460308.31</text:p>
          </table:table-cell>
          <table:table-cell office:value-type="float" office:value="6818435.52" calcext:value-type="float">
            <text:p>6818435.52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275" calcext:value-type="float">
            <text:p>3275</text:p>
          </table:table-cell>
          <table:table-cell office:value-type="float" office:value="2422.488" calcext:value-type="float">
            <text:p>2422.488</text:p>
          </table:table-cell>
          <table:table-cell office:value-type="string" calcext:value-type="string">
            <text:p>AF4 <text:s text:c="30"/></text:p>
          </table:table-cell>
          <table:table-cell office:value-type="float" office:value="295.38" calcext:value-type="float">
            <text:p>295.3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5.38" calcext:value-type="float">
            <text:p>295.38</text:p>
          </table:table-cell>
          <table:table-cell office:value-type="float" office:value="460409.78" calcext:value-type="float">
            <text:p>460409.78</text:p>
          </table:table-cell>
          <table:table-cell office:value-type="float" office:value="6818443.64" calcext:value-type="float">
            <text:p>6818443.64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319.95" calcext:value-type="float">
            <text:p>3319.95</text:p>
          </table:table-cell>
          <table:table-cell office:value-type="float" office:value="2424.941" calcext:value-type="float">
            <text:p>2424.941</text:p>
          </table:table-cell>
          <table:table-cell office:value-type="string" calcext:value-type="string">
            <text:p>AF4 <text:s text:c="30"/></text:p>
          </table:table-cell>
          <table:table-cell office:value-type="float" office:value="296.71" calcext:value-type="float">
            <text:p>296.7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6.71" calcext:value-type="float">
            <text:p>296.71</text:p>
          </table:table-cell>
          <table:table-cell office:value-type="float" office:value="460454.47" calcext:value-type="float">
            <text:p>460454.47</text:p>
          </table:table-cell>
          <table:table-cell office:value-type="float" office:value="6818447.78" calcext:value-type="float">
            <text:p>6818447.78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15" calcext:value-type="float">
            <text:p>3415</text:p>
          </table:table-cell>
          <table:table-cell office:value-type="float" office:value="2430.14" calcext:value-type="float">
            <text:p>2430.14</text:p>
          </table:table-cell>
          <table:table-cell office:value-type="string" calcext:value-type="string">
            <text:p>AF3 <text:s text:c="30"/></text:p>
          </table:table-cell>
          <table:table-cell office:value-type="float" office:value="295.55" calcext:value-type="float">
            <text:p>295.5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5.55" calcext:value-type="float">
            <text:p>295.55</text:p>
          </table:table-cell>
          <table:table-cell office:value-type="float" office:value="460549.01" calcext:value-type="float">
            <text:p>460549.01</text:p>
          </table:table-cell>
          <table:table-cell office:value-type="float" office:value="6818456.16" calcext:value-type="float">
            <text:p>6818456.16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459.96" calcext:value-type="float">
            <text:p>3459.96</text:p>
          </table:table-cell>
          <table:table-cell office:value-type="float" office:value="2432.528" calcext:value-type="float">
            <text:p>2432.528</text:p>
          </table:table-cell>
          <table:table-cell office:value-type="string" calcext:value-type="string">
            <text:p>AF3 <text:s text:c="30"/></text:p>
          </table:table-cell>
          <table:table-cell office:value-type="float" office:value="295.81" calcext:value-type="float">
            <text:p>295.8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5.81" calcext:value-type="float">
            <text:p>295.81</text:p>
          </table:table-cell>
          <table:table-cell office:value-type="float" office:value="460593.75" calcext:value-type="float">
            <text:p>460593.75</text:p>
          </table:table-cell>
          <table:table-cell office:value-type="float" office:value="6818459.81" calcext:value-type="float">
            <text:p>6818459.81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535.96" calcext:value-type="float">
            <text:p>3535.96</text:p>
          </table:table-cell>
          <table:table-cell office:value-type="float" office:value="2436.563" calcext:value-type="float">
            <text:p>2436.563</text:p>
          </table:table-cell>
          <table:table-cell office:value-type="string" calcext:value-type="string">
            <text:p>AF3 <text:s text:c="30"/></text:p>
          </table:table-cell>
          <table:table-cell office:value-type="float" office:value="301.34" calcext:value-type="float">
            <text:p>301.3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60669.46" calcext:value-type="float">
            <text:p>460669.46</text:p>
          </table:table-cell>
          <table:table-cell office:value-type="float" office:value="6818465.1" calcext:value-type="float">
            <text:p>6818465.1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16.91" calcext:value-type="float">
            <text:p>3616.91</text:p>
          </table:table-cell>
          <table:table-cell office:value-type="float" office:value="2440.724" calcext:value-type="float">
            <text:p>2440.724</text:p>
          </table:table-cell>
          <table:table-cell office:value-type="string" calcext:value-type="string">
            <text:p>AF2 <text:s text:c="30"/></text:p>
          </table:table-cell>
          <table:table-cell office:value-type="float" office:value="296.8" calcext:value-type="float">
            <text:p>296.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6.8" calcext:value-type="float">
            <text:p>296.8</text:p>
          </table:table-cell>
          <table:table-cell office:value-type="float" office:value="460750.1" calcext:value-type="float">
            <text:p>460750.1</text:p>
          </table:table-cell>
          <table:table-cell office:value-type="float" office:value="6818470.84" calcext:value-type="float">
            <text:p>6818470.84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54.97" calcext:value-type="float">
            <text:p>3654.97</text:p>
          </table:table-cell>
          <table:table-cell office:value-type="float" office:value="2443.853" calcext:value-type="float">
            <text:p>2443.853</text:p>
          </table:table-cell>
          <table:table-cell office:value-type="string" calcext:value-type="string">
            <text:p>AF2 <text:s text:c="30"/></text:p>
          </table:table-cell>
          <table:table-cell office:value-type="float" office:value="296.43" calcext:value-type="float">
            <text:p>296.4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6.43" calcext:value-type="float">
            <text:p>296.43</text:p>
          </table:table-cell>
          <table:table-cell office:value-type="float" office:value="460787.84" calcext:value-type="float">
            <text:p>460787.84</text:p>
          </table:table-cell>
          <table:table-cell office:value-type="float" office:value="6818474.54" calcext:value-type="float">
            <text:p>6818474.54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699.98" calcext:value-type="float">
            <text:p>3699.98</text:p>
          </table:table-cell>
          <table:table-cell office:value-type="float" office:value="2449.33" calcext:value-type="float">
            <text:p>2449.33</text:p>
          </table:table-cell>
          <table:table-cell office:value-type="string" calcext:value-type="string">
            <text:p>AF2 <text:s text:c="30"/></text:p>
          </table:table-cell>
          <table:table-cell office:value-type="float" office:value="296.81" calcext:value-type="float">
            <text:p>296.8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6.81" calcext:value-type="float">
            <text:p>296.81</text:p>
          </table:table-cell>
          <table:table-cell office:value-type="float" office:value="460832.25" calcext:value-type="float">
            <text:p>460832.25</text:p>
          </table:table-cell>
          <table:table-cell office:value-type="float" office:value="6818479.36" calcext:value-type="float">
            <text:p>6818479.36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29.92" calcext:value-type="float">
            <text:p>3729.92</text:p>
          </table:table-cell>
          <table:table-cell office:value-type="float" office:value="2453.537" calcext:value-type="float">
            <text:p>2453.537</text:p>
          </table:table-cell>
          <table:table-cell office:value-type="string" calcext:value-type="string">
            <text:p>AF1 <text:s text:c="30"/></text:p>
          </table:table-cell>
          <table:table-cell office:value-type="float" office:value="297.29" calcext:value-type="float">
            <text:p>297.29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7.29" calcext:value-type="float">
            <text:p>297.29</text:p>
          </table:table-cell>
          <table:table-cell office:value-type="float" office:value="460861.74" calcext:value-type="float">
            <text:p>460861.74</text:p>
          </table:table-cell>
          <table:table-cell office:value-type="float" office:value="6818482.38" calcext:value-type="float">
            <text:p>6818482.38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49.87" calcext:value-type="float">
            <text:p>3749.87</text:p>
          </table:table-cell>
          <table:table-cell office:value-type="float" office:value="2456.633" calcext:value-type="float">
            <text:p>2456.633</text:p>
          </table:table-cell>
          <table:table-cell office:value-type="string" calcext:value-type="string">
            <text:p>AF1 <text:s text:c="30"/></text:p>
          </table:table-cell>
          <table:table-cell office:value-type="float" office:value="297.37" calcext:value-type="float">
            <text:p>297.3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7.37" calcext:value-type="float">
            <text:p>297.37</text:p>
          </table:table-cell>
          <table:table-cell office:value-type="float" office:value="460881.35" calcext:value-type="float">
            <text:p>460881.35</text:p>
          </table:table-cell>
          <table:table-cell office:value-type="float" office:value="6818484.27" calcext:value-type="float">
            <text:p>6818484.27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778.02" calcext:value-type="float">
            <text:p>3778.02</text:p>
          </table:table-cell>
          <table:table-cell office:value-type="float" office:value="2461.532" calcext:value-type="float">
            <text:p>2461.532</text:p>
          </table:table-cell>
          <table:table-cell office:value-type="string" calcext:value-type="string">
            <text:p>AF1 <text:s text:c="30"/></text:p>
          </table:table-cell>
          <table:table-cell office:value-type="float" office:value="297.81" calcext:value-type="float">
            <text:p>297.81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7.81" calcext:value-type="float">
            <text:p>297.81</text:p>
          </table:table-cell>
          <table:table-cell office:value-type="float" office:value="460908.95" calcext:value-type="float">
            <text:p>460908.95</text:p>
          </table:table-cell>
          <table:table-cell office:value-type="float" office:value="6818486.86" calcext:value-type="float">
            <text:p>6818486.86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15.07" calcext:value-type="float">
            <text:p>3815.07</text:p>
          </table:table-cell>
          <table:table-cell office:value-type="float" office:value="2468.836" calcext:value-type="float">
            <text:p>2468.836</text:p>
          </table:table-cell>
          <table:table-cell office:value-type="string" calcext:value-type="string">
            <text:p>AF1 <text:s text:c="30"/></text:p>
          </table:table-cell>
          <table:table-cell office:value-type="float" office:value="298.54" calcext:value-type="float">
            <text:p>298.54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8.54" calcext:value-type="float">
            <text:p>298.54</text:p>
          </table:table-cell>
          <table:table-cell office:value-type="float" office:value="460945.1" calcext:value-type="float">
            <text:p>460945.1</text:p>
          </table:table-cell>
          <table:table-cell office:value-type="float" office:value="6818490.42" calcext:value-type="float">
            <text:p>6818490.42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847.91" calcext:value-type="float">
            <text:p>3847.91</text:p>
          </table:table-cell>
          <table:table-cell office:value-type="float" office:value="2476.125" calcext:value-type="float">
            <text:p>2476.125</text:p>
          </table:table-cell>
          <table:table-cell office:value-type="string" calcext:value-type="string">
            <text:p>AFML4 <text:s text:c="30"/></text:p>
          </table:table-cell>
          <table:table-cell office:value-type="float" office:value="302.85" calcext:value-type="float">
            <text:p>302.85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2.85" calcext:value-type="float">
            <text:p>302.85</text:p>
          </table:table-cell>
          <table:table-cell office:value-type="float" office:value="460976.94" calcext:value-type="float">
            <text:p>460976.94</text:p>
          </table:table-cell>
          <table:table-cell office:value-type="float" office:value="6818493.77" calcext:value-type="float">
            <text:p>6818493.77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6" calcext:value-type="float">
            <text:p>3941.6</text:p>
          </table:table-cell>
          <table:table-cell office:value-type="float" office:value="2501.151" calcext:value-type="float">
            <text:p>2501.151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35.13" calcext:value-type="float">
            <text:p>335.1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35.13" calcext:value-type="float">
            <text:p>335.13</text:p>
          </table:table-cell>
          <table:table-cell office:value-type="float" office:value="461066.72" calcext:value-type="float">
            <text:p>461066.72</text:p>
          </table:table-cell>
          <table:table-cell office:value-type="float" office:value="6818503.05" calcext:value-type="float">
            <text:p>6818503.05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41.87" calcext:value-type="float">
            <text:p>3941.87</text:p>
          </table:table-cell>
          <table:table-cell office:value-type="float" office:value="2501.23" calcext:value-type="float">
            <text:p>2501.23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34.33" calcext:value-type="float">
            <text:p>334.33</text:p>
          </table:table-cell>
          <table:table-cell office:value-type="float" office:value="2" calcext:value-type="float">
            <text:p>2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34.33" calcext:value-type="float">
            <text:p>334.33</text:p>
          </table:table-cell>
          <table:table-cell office:value-type="float" office:value="461066.98" calcext:value-type="float">
            <text:p>461066.98</text:p>
          </table:table-cell>
          <table:table-cell office:value-type="float" office:value="6818503.07" calcext:value-type="float">
            <text:p>6818503.07</text:p>
          </table:table-cell>
          <table:table-cell/>
        </table:table-row>
        <table:table-row table:style-name="ro1">
          <table:table-cell office:value-type="string" calcext:value-type="string">
            <text:p>NO 42/7-A-3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10-28 <text:s text:c="2"/></text:p>
          </table:table-cell>
          <table:table-cell office:value-type="float" office:value="3983.65" calcext:value-type="float">
            <text:p>3983.65</text:p>
          </table:table-cell>
          <table:table-cell office:value-type="float" office:value="2514.253" calcext:value-type="float">
            <text:p>2514.253</text:p>
          </table:table-cell>
          <table:table-cell office:value-type="string" calcext:value-type="string">
            <text:p>AFML1_3 <text:s text:c="30"/></text:p>
          </table:table-cell>
          <table:table-cell office:value-type="float" office:value="347.28" calcext:value-type="float">
            <text:p>347.28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47.28" calcext:value-type="float">
            <text:p>347.28</text:p>
          </table:table-cell>
          <table:table-cell office:value-type="float" office:value="461106.54" calcext:value-type="float">
            <text:p>461106.54</text:p>
          </table:table-cell>
          <table:table-cell office:value-type="float" office:value="6818506.32" calcext:value-type="float">
            <text:p>6818506.32</text:p>
          </table:table-cell>
          <table:table-cell/>
        </table:table-row>
        <table:table-row table:style-name="ro1">
          <table:table-cell office:value-type="string" calcext:value-type="string">
            <text:p>NO 42/7-A-3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09-28 <text:s text:c="2"/></text:p>
          </table:table-cell>
          <table:table-cell office:value-type="float" office:value="2743.83" calcext:value-type="float">
            <text:p>2743.83</text:p>
          </table:table-cell>
          <table:table-cell office:value-type="float" office:value="2403.732" calcext:value-type="float">
            <text:p>2403.732</text:p>
          </table:table-cell>
          <table:table-cell office:value-type="string" calcext:value-type="string">
            <text:p>AF6L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" calcext:value-type="float">
            <text:p>292</text:p>
          </table:table-cell>
          <table:table-cell office:value-type="float" office:value="459878.2" calcext:value-type="float">
            <text:p>459878.2</text:p>
          </table:table-cell>
          <table:table-cell office:value-type="float" office:value="6818388.62" calcext:value-type="float">
            <text:p>6818388.62</text:p>
          </table:table-cell>
          <table:table-cell/>
        </table:table-row>
        <table:table-row table:style-name="ro1">
          <table:table-cell office:value-type="string" calcext:value-type="string">
            <text:p>NO 42/7-A-3 HT3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2-10-24 <text:s text:c="2"/></text:p>
          </table:table-cell>
          <table:table-cell office:value-type="float" office:value="3658.8" calcext:value-type="float">
            <text:p>3658.8</text:p>
          </table:table-cell>
          <table:table-cell office:value-type="float" office:value="2442.995" calcext:value-type="float">
            <text:p>2442.995</text:p>
          </table:table-cell>
          <table:table-cell office:value-type="string" calcext:value-type="string">
            <text:p>AF2 <text:s text:c="30"/>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" calcext:value-type="float">
            <text:p>292</text:p>
          </table:table-cell>
          <table:table-cell office:value-type="float" office:value="460778.14" calcext:value-type="float">
            <text:p>460778.14</text:p>
          </table:table-cell>
          <table:table-cell office:value-type="float" office:value="6818523.59" calcext:value-type="float">
            <text:p>6818523.59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242.2" calcext:value-type="float">
            <text:p>3242.2</text:p>
          </table:table-cell>
          <table:table-cell office:value-type="float" office:value="2373.996" calcext:value-type="float">
            <text:p>2373.996</text:p>
          </table:table-cell>
          <table:table-cell office:value-type="string" calcext:value-type="string">
            <text:p>AF7 <text:s text:c="30"/></text:p>
          </table:table-cell>
          <table:table-cell office:value-type="float" office:value="309.31" calcext:value-type="float">
            <text:p>309.31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9.31" calcext:value-type="float">
            <text:p>309.31</text:p>
          </table:table-cell>
          <table:table-cell office:value-type="float" office:value="459050.94" calcext:value-type="float">
            <text:p>459050.94</text:p>
          </table:table-cell>
          <table:table-cell office:value-type="float" office:value="6817239.78" calcext:value-type="float">
            <text:p>6817239.78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489.3" calcext:value-type="float">
            <text:p>3489.3</text:p>
          </table:table-cell>
          <table:table-cell office:value-type="float" office:value="2403.27" calcext:value-type="float">
            <text:p>2403.27</text:p>
          </table:table-cell>
          <table:table-cell office:value-type="string" calcext:value-type="string">
            <text:p>AF7 <text:s text:c="30"/></text:p>
          </table:table-cell>
          <table:table-cell office:value-type="float" office:value="299.65" calcext:value-type="float">
            <text:p>299.65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9.65" calcext:value-type="float">
            <text:p>299.65</text:p>
          </table:table-cell>
          <table:table-cell office:value-type="float" office:value="459284.05" calcext:value-type="float">
            <text:p>459284.05</text:p>
          </table:table-cell>
          <table:table-cell office:value-type="float" office:value="6817163.64" calcext:value-type="float">
            <text:p>6817163.64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539.4" calcext:value-type="float">
            <text:p>3539.4</text:p>
          </table:table-cell>
          <table:table-cell office:value-type="float" office:value="2409.21" calcext:value-type="float">
            <text:p>2409.21</text:p>
          </table:table-cell>
          <table:table-cell office:value-type="string" calcext:value-type="string">
            <text:p>AF6U <text:s text:c="30"/></text:p>
          </table:table-cell>
          <table:table-cell office:value-type="float" office:value="299.73" calcext:value-type="float">
            <text:p>299.7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9.73" calcext:value-type="float">
            <text:p>299.73</text:p>
          </table:table-cell>
          <table:table-cell office:value-type="float" office:value="459331.8" calcext:value-type="float">
            <text:p>459331.8</text:p>
          </table:table-cell>
          <table:table-cell office:value-type="float" office:value="6817149.74" calcext:value-type="float">
            <text:p>6817149.74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24.3" calcext:value-type="float">
            <text:p>3624.3</text:p>
          </table:table-cell>
          <table:table-cell office:value-type="float" office:value="2419.052" calcext:value-type="float">
            <text:p>2419.052</text:p>
          </table:table-cell>
          <table:table-cell office:value-type="string" calcext:value-type="string">
            <text:p>AF6L <text:s text:c="30"/></text:p>
          </table:table-cell>
          <table:table-cell office:value-type="float" office:value="304.63" calcext:value-type="float">
            <text:p>304.63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4.63" calcext:value-type="float">
            <text:p>304.63</text:p>
          </table:table-cell>
          <table:table-cell office:value-type="float" office:value="459412.38" calcext:value-type="float">
            <text:p>459412.38</text:p>
          </table:table-cell>
          <table:table-cell office:value-type="float" office:value="6817125.01" calcext:value-type="float">
            <text:p>6817125.01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676.2" calcext:value-type="float">
            <text:p>3676.2</text:p>
          </table:table-cell>
          <table:table-cell office:value-type="float" office:value="2425.027" calcext:value-type="float">
            <text:p>2425.027</text:p>
          </table:table-cell>
          <table:table-cell office:value-type="string" calcext:value-type="string">
            <text:p>AF6L <text:s text:c="30"/></text:p>
          </table:table-cell>
          <table:table-cell office:value-type="float" office:value="287.6" calcext:value-type="float">
            <text:p>287.6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7.6" calcext:value-type="float">
            <text:p>287.6</text:p>
          </table:table-cell>
          <table:table-cell office:value-type="float" office:value="459461.36" calcext:value-type="float">
            <text:p>459461.36</text:p>
          </table:table-cell>
          <table:table-cell office:value-type="float" office:value="6817108.98" calcext:value-type="float">
            <text:p>6817108.98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769.3" calcext:value-type="float">
            <text:p>3769.3</text:p>
          </table:table-cell>
          <table:table-cell office:value-type="float" office:value="2435.891" calcext:value-type="float">
            <text:p>2435.891</text:p>
          </table:table-cell>
          <table:table-cell office:value-type="string" calcext:value-type="string">
            <text:p>AF5 <text:s text:c="30"/></text:p>
          </table:table-cell>
          <table:table-cell office:value-type="float" office:value="285.54" calcext:value-type="float">
            <text:p>285.54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5.54" calcext:value-type="float">
            <text:p>285.54</text:p>
          </table:table-cell>
          <table:table-cell office:value-type="float" office:value="459549.22" calcext:value-type="float">
            <text:p>459549.22</text:p>
          </table:table-cell>
          <table:table-cell office:value-type="float" office:value="6817080.29" calcext:value-type="float">
            <text:p>6817080.29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36.4" calcext:value-type="float">
            <text:p>3836.4</text:p>
          </table:table-cell>
          <table:table-cell office:value-type="float" office:value="2443.851" calcext:value-type="float">
            <text:p>2443.851</text:p>
          </table:table-cell>
          <table:table-cell office:value-type="string" calcext:value-type="string">
            <text:p>AF5 <text:s text:c="30"/></text:p>
          </table:table-cell>
          <table:table-cell office:value-type="float" office:value="288.23" calcext:value-type="float">
            <text:p>288.2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8.23" calcext:value-type="float">
            <text:p>288.23</text:p>
          </table:table-cell>
          <table:table-cell office:value-type="float" office:value="459613.28" calcext:value-type="float">
            <text:p>459613.28</text:p>
          </table:table-cell>
          <table:table-cell office:value-type="float" office:value="6817062.11" calcext:value-type="float">
            <text:p>6817062.11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1.8" calcext:value-type="float">
            <text:p>3891.8</text:p>
          </table:table-cell>
          <table:table-cell office:value-type="float" office:value="2450.395" calcext:value-type="float">
            <text:p>2450.395</text:p>
          </table:table-cell>
          <table:table-cell office:value-type="string" calcext:value-type="string">
            <text:p>AF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5.89" calcext:value-type="float">
            <text:p>459665.89</text:p>
          </table:table-cell>
          <table:table-cell office:value-type="float" office:value="6817046.12" calcext:value-type="float">
            <text:p>6817046.12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892.35" calcext:value-type="float">
            <text:p>3892.35</text:p>
          </table:table-cell>
          <table:table-cell office:value-type="float" office:value="2450.459" calcext:value-type="float">
            <text:p>2450.459</text:p>
          </table:table-cell>
          <table:table-cell office:value-type="string" calcext:value-type="string">
            <text:p>AF4 <text:s text:c="30"/>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89" calcext:value-type="float">
            <text:p>289</text:p>
          </table:table-cell>
          <table:table-cell office:value-type="float" office:value="459666.41" calcext:value-type="float">
            <text:p>459666.41</text:p>
          </table:table-cell>
          <table:table-cell office:value-type="float" office:value="6817045.95" calcext:value-type="float">
            <text:p>6817045.95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7" calcext:value-type="float">
            <text:p>3943.7</text:p>
          </table:table-cell>
          <table:table-cell office:value-type="float" office:value="2456.488" calcext:value-type="float">
            <text:p>2456.488</text:p>
          </table:table-cell>
          <table:table-cell office:value-type="string" calcext:value-type="string">
            <text:p>AF4 <text:s text:c="30"/></text:p>
          </table:table-cell>
          <table:table-cell office:value-type="float" office:value="292.97" calcext:value-type="float">
            <text:p>292.97</text:p>
          </table:table-cell>
          <table:table-cell office:value-type="float" office:value="3" calcext:value-type="float">
            <text:p>3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2.97" calcext:value-type="float">
            <text:p>292.97</text:p>
          </table:table-cell>
          <table:table-cell office:value-type="float" office:value="459715.09" calcext:value-type="float">
            <text:p>459715.09</text:p>
          </table:table-cell>
          <table:table-cell office:value-type="float" office:value="6817030.83" calcext:value-type="float">
            <text:p>6817030.83</text:p>
          </table:table-cell>
          <table:table-cell/>
        </table:table-row>
        <table:table-row table:style-name="ro1">
          <table:table-cell office:value-type="string" calcext:value-type="string">
            <text:p>NO 42/7-A-4 H <text:s text:c="12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4-01 <text:s text:c="2"/></text:p>
          </table:table-cell>
          <table:table-cell office:value-type="float" office:value="3943.8" calcext:value-type="float">
            <text:p>3943.8</text:p>
          </table:table-cell>
          <table:table-cell office:value-type="float" office:value="2456.499" calcext:value-type="float">
            <text:p>2456.499</text:p>
          </table:table-cell>
          <table:table-cell office:value-type="string" calcext:value-type="string">
            <text:p>AF4 <text:s text:c="30"/></text:p>
          </table:table-cell>
          <table:table-cell office:value-type="float" office:value="293.09" calcext:value-type="float">
            <text:p>293.09</text:p>
          </table:table-cell>
          <table:table-cell office:value-type="float" office:value="1" calcext:value-type="float">
            <text:p>1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293.09" calcext:value-type="float">
            <text:p>293.09</text:p>
          </table:table-cell>
          <table:table-cell office:value-type="float" office:value="459715.19" calcext:value-type="float">
            <text:p>459715.19</text:p>
          </table:table-cell>
          <table:table-cell office:value-type="float" office:value="6817030.8" calcext:value-type="float">
            <text:p>6817030.8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283.01" calcext:value-type="float">
            <text:p>3283.01</text:p>
          </table:table-cell>
          <table:table-cell office:value-type="float" office:value="2373.826" calcext:value-type="float">
            <text:p>2373.826</text:p>
          </table:table-cell>
          <table:table-cell office:value-type="string" calcext:value-type="string">
            <text:p>AF7 <text:s text:c="30"/></text:p>
          </table:table-cell>
          <table:table-cell office:value-type="float" office:value="301.33" calcext:value-type="float">
            <text:p>301.33</text:p>
          </table:table-cell>
          <table:table-cell office:value-type="float" office:value="4" calcext:value-type="float">
            <text:p>4</text:p>
          </table:table-cell>
          <table:table-cell office:value-type="float" office:value="-799.25" calcext:value-type="float">
            <text:p>-799.25</text:p>
          </table:table-cell>
          <table:table-cell office:value-type="float" office:value="301.33" calcext:value-type="float">
            <text:p>301.33</text:p>
          </table:table-cell>
          <table:table-cell office:value-type="float" office:value="459062.58" calcext:value-type="float">
            <text:p>459062.58</text:p>
          </table:table-cell>
          <table:table-cell office:value-type="float" office:value="6817180.68" calcext:value-type="float">
            <text:p>6817180.68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07.55" calcext:value-type="float">
            <text:p>3807.55</text:p>
          </table:table-cell>
          <table:table-cell office:value-type="float" office:value="2435.582" calcext:value-type="float">
            <text:p>2435.582</text:p>
          </table:table-cell>
          <table:table-cell office:value-type="string" calcext:value-type="string">
            <text:p>AF5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566.04" calcext:value-type="float">
            <text:p>459566.04</text:p>
          </table:table-cell>
          <table:table-cell office:value-type="float" office:value="6817047.27" calcext:value-type="float">
            <text:p>6817047.27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844.56" calcext:value-type="float">
            <text:p>3844.56</text:p>
          </table:table-cell>
          <table:table-cell office:value-type="float" office:value="2440.251" calcext:value-type="float">
            <text:p>2440.251</text:p>
          </table:table-cell>
          <table:table-cell office:value-type="string" calcext:value-type="string">
            <text:p>AF5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601.04" calcext:value-type="float">
            <text:p>459601.04</text:p>
          </table:table-cell>
          <table:table-cell office:value-type="float" office:value="6817036.19" calcext:value-type="float">
            <text:p>6817036.19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7" calcext:value-type="float">
            <text:p>3949.7</text:p>
          </table:table-cell>
          <table:table-cell office:value-type="float" office:value="2460.203" calcext:value-type="float">
            <text:p>2460.203</text:p>
          </table:table-cell>
          <table:table-cell office:value-type="string" calcext:value-type="string">
            <text:p>AF4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698.33" calcext:value-type="float">
            <text:p>459698.33</text:p>
          </table:table-cell>
          <table:table-cell office:value-type="float" office:value="6817001.93" calcext:value-type="float">
            <text:p>6817001.93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49.8" calcext:value-type="float">
            <text:p>3949.8</text:p>
          </table:table-cell>
          <table:table-cell office:value-type="float" office:value="2460.228" calcext:value-type="float">
            <text:p>2460.228</text:p>
          </table:table-cell>
          <table:table-cell office:value-type="string" calcext:value-type="string">
            <text:p>AF4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698.42" calcext:value-type="float">
            <text:p>459698.42</text:p>
          </table:table-cell>
          <table:table-cell office:value-type="float" office:value="6817001.9" calcext:value-type="float">
            <text:p>6817001.9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2.33" calcext:value-type="float">
            <text:p>3982.33</text:p>
          </table:table-cell>
          <table:table-cell office:value-type="float" office:value="2468.787" calcext:value-type="float">
            <text:p>2468.787</text:p>
          </table:table-cell>
          <table:table-cell office:value-type="string" calcext:value-type="string">
            <text:p>AF3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727.98" calcext:value-type="float">
            <text:p>459727.98</text:p>
          </table:table-cell>
          <table:table-cell office:value-type="float" office:value="6816991.36" calcext:value-type="float">
            <text:p>6816991.36</text:p>
          </table:table-cell>
          <table:table-cell/>
        </table:table-row>
        <table:table-row table:style-name="ro1">
          <table:table-cell office:value-type="string" calcext:value-type="string">
            <text:p>NO 42/7-A-4 HT2 <text:s text:c="10"/></text:p>
          </table:table-cell>
          <table:table-cell office:value-type="string" calcext:value-type="string">
            <text:p>Pressure <text:s text:c="12"/></text:p>
          </table:table-cell>
          <table:table-cell office:value-type="string" calcext:value-type="string">
            <text:p>2021-08-23 <text:s text:c="2"/></text:p>
          </table:table-cell>
          <table:table-cell office:value-type="float" office:value="3983.29" calcext:value-type="float">
            <text:p>3983.29</text:p>
          </table:table-cell>
          <table:table-cell office:value-type="float" office:value="2469.064" calcext:value-type="float">
            <text:p>2469.064</text:p>
          </table:table-cell>
          <table:table-cell office:value-type="string" calcext:value-type="string">
            <text:p>AF3 <text:s text:c="30"/></text:p>
          </table:table-cell>
          <table:table-cell table:number-columns-repeated="4" office:value-type="float" office:value="-799.25" calcext:value-type="float">
            <text:p>-799.25</text:p>
          </table:table-cell>
          <table:table-cell office:value-type="float" office:value="459728.84" calcext:value-type="float">
            <text:p>459728.84</text:p>
          </table:table-cell>
          <table:table-cell office:value-type="float" office:value="6816991.06" calcext:value-type="float">
            <text:p>6816991.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2:01:35.368438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8-13T13:32:23.699237979</dc:date>
    <meta:editing-duration>PT1H26M5S</meta:editing-duration>
    <meta:editing-cycles>3</meta:editing-cycles>
    <meta:generator>LibreOffice/6.4.7.2$Linux_X86_64 LibreOffice_project/40$Build-2</meta:generator>
    <meta:document-statistic meta:table-count="1" meta:cell-count="2724" meta:object-count="0"/>
  </office:meta>
</office:document-meta>
</file>